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anumBarunGothic" svg:font-family="NanumBarunGothic" style:font-family-generic="swiss" style:font-pitch="variable"/>
    <style:font-face style:name="Noto Sans" svg:font-family="'Noto Sans'" style:font-family-generic="roman" style:font-pitch="variable"/>
    <style:font-face style:name="Noto Sans CJK KR" svg:font-family="'Noto Sans CJK KR'" style:font-family-generic="system" style:font-pitch="variable"/>
    <style:font-face style:name="Noto Sans KR" svg:font-family="'Noto Sans KR'" style:font-family-generic="system" style:font-pitch="variable"/>
  </office:font-face-decls>
  <office:automatic-styles>
    <style:style style:name="dp1" style:family="drawing-page"/>
    <style:style style:name="gr1" style:family="graphic" style:parent-style-name="standard">
      <style:graphic-properties draw:stroke="dash" draw:stroke-dash="Dot" svg:stroke-width="0.053cm" draw:marker-start-width="0.279cm" draw:marker-end-width="0.279cm" svg:stroke-linecap="butt" draw:fill="solid" draw:fill-color="#ffffff" loext:fill-use-slide-background="false" draw:textarea-vertical-align="middle" draw:auto-grow-height="false" fo:min-height="0.222cm" fo:min-width="7.364cm" fo:padding-top="0.151cm" fo:padding-bottom="0.151cm" fo:padding-left="0.276cm" fo:padding-right="0.276cm" fo:wrap-option="wrap" style:writing-mode="lr-tb" loext:decorative="false"/>
      <style:paragraph-properties style:writing-mode="lr-tb"/>
    </style:style>
    <style:style style:name="gr2" style:family="graphic" style:parent-style-name="standard">
      <style:graphic-properties draw:stroke="none" draw:stroke-dash="Long_20_Dash" svg:stroke-width="0.106cm" draw:marker-start-width="0.358cm" draw:marker-end-width="0.358cm" svg:stroke-linecap="butt" draw:fill="gradient" draw:fill-gradient-name="Gradient_20_7" loext:fill-use-slide-background="false" draw:textarea-horizontal-align="justify" draw:textarea-vertical-align="middle" draw:auto-grow-height="false" fo:min-height="27.586cm" fo:min-width="7.216cm" fo:padding-top="0.177cm" fo:padding-bottom="0.177cm" fo:padding-left="0.302cm" fo:padding-right="0.302cm" style:writing-mode="lr-tb" loext:decorative="false"/>
      <style:paragraph-properties style:writing-mode="lr-tb"/>
    </style:style>
    <style:style style:name="gr3" style:family="graphic" style:parent-style-name="standard">
      <style:graphic-properties draw:stroke="none" draw:stroke-dash="Double_20_Dash" svg:stroke-width="0.106cm" draw:marker-start-width="0.358cm" draw:marker-end-width="0.358cm" svg:stroke-linecap="butt" draw:fill="gradient" draw:fill-gradient-name="Gradient_20_2" loext:fill-use-slide-background="false" draw:textarea-horizontal-align="justify" draw:textarea-vertical-align="middle" draw:auto-grow-height="false" fo:min-height="27.586cm" fo:min-width="7.131cm" fo:padding-top="0.177cm" fo:padding-bottom="0.177cm" fo:padding-left="0.302cm" fo:padding-right="0.302cm" style:writing-mode="lr-tb" loext:decorative="false"/>
      <style:paragraph-properties style:writing-mode="lr-tb"/>
    </style:style>
    <style:style style:name="gr4" style:family="graphic" style:parent-style-name="standard" style:list-style-name="L1">
      <style:graphic-properties draw:textarea-horizontal-align="justify" draw:textarea-vertical-align="middle" draw:auto-grow-height="false" fo:min-height="1.311cm" fo:min-width="2.632cm" style:writing-mode="lr-tb" loext:decorative="false"/>
      <style:paragraph-properties style:writing-mode="lr-tb"/>
    </style:style>
    <style:style style:name="gr5" style:family="graphic" style:parent-style-name="standard" style:list-style-name="L1">
      <style:graphic-properties draw:textarea-horizontal-align="justify" draw:textarea-vertical-align="middle" draw:auto-grow-height="false" fo:min-height="0.925cm" fo:min-width="3.028cm" style:writing-mode="lr-tb" loext:decorative="false"/>
      <style:paragraph-properties style:writing-mode="lr-tb"/>
    </style:style>
    <style:style style:name="gr6" style:family="graphic" style:parent-style-name="standard">
      <style:graphic-properties draw:textarea-horizontal-align="justify" draw:textarea-vertical-align="middle" draw:auto-grow-height="false" fo:min-height="1.02cm" fo:min-width="4.58cm" style:writing-mode="lr-tb" loext:decorative="false"/>
      <style:paragraph-properties style:writing-mode="lr-tb"/>
    </style:style>
    <style:style style:name="gr7" style:family="graphic" style:parent-style-name="standard">
      <style:graphic-properties draw:textarea-horizontal-align="justify" draw:textarea-vertical-align="middle" draw:auto-grow-height="false" fo:min-height="1.972cm" fo:min-width="4.898cm" style:writing-mode="lr-tb" loext:decorative="false"/>
      <style:paragraph-properties style:writing-mode="lr-tb"/>
    </style:style>
    <style:style style:name="gr8" style:family="graphic" style:parent-style-name="standard">
      <style:graphic-properties draw:textarea-horizontal-align="justify" draw:textarea-vertical-align="middle" draw:auto-grow-height="false" fo:min-height="1.121cm" fo:min-width="2.676cm" style:writing-mode="lr-tb" loext:decorative="false"/>
      <style:paragraph-properties style:writing-mode="lr-tb"/>
    </style:style>
    <style:style style:name="gr9" style:family="graphic" style:parent-style-name="objectwithoutfill">
      <style:graphic-properties draw:stroke="dash" draw:stroke-dash="Double_20_Dash_20_Dot" svg:stroke-width="0.102cm" draw:marker-start-width="0.356cm" draw:marker-end="Arrowheads_20_37" draw:marker-end-width="0.457cm" svg:stroke-linecap="butt" draw:fill="none" draw:textarea-vertical-align="middle" fo:padding-top="0.176cm" fo:padding-bottom="0.176cm" fo:padding-left="0.301cm" fo:padding-right="0.301cm" loext:decorative="false"/>
    </style:style>
    <style:style style:name="gr10" style:family="graphic" style:parent-style-name="standard">
      <style:graphic-properties svg:stroke-width="0.051cm" draw:marker-start-width="0.279cm" draw:marker-end-width="0.279cm" draw:textarea-horizontal-align="justify" draw:textarea-vertical-align="middle" draw:auto-grow-height="false" fo:min-height="1.093cm" fo:min-width="6.65cm" fo:padding-top="0.151cm" fo:padding-bottom="0.151cm" fo:padding-left="0.276cm" fo:padding-right="0.276cm" style:writing-mode="lr-tb" loext:decorative="false"/>
      <style:paragraph-properties style:writing-mode="lr-tb"/>
    </style:style>
    <style:style style:name="gr11" style:family="graphic" style:parent-style-name="standard">
      <style:graphic-properties svg:stroke-width="0.051cm" draw:marker-start-width="0.279cm" draw:marker-end-width="0.279cm" draw:textarea-horizontal-align="justify" draw:textarea-vertical-align="middle" draw:auto-grow-height="false" fo:min-height="1.488cm" fo:min-width="1.035cm" fo:padding-top="0.151cm" fo:padding-bottom="0.151cm" fo:padding-left="0.276cm" fo:padding-right="0.276cm" style:writing-mode="lr-tb" loext:decorative="false"/>
      <style:paragraph-properties style:writing-mode="lr-tb"/>
    </style:style>
    <style:style style:name="gr12" style:family="graphic" style:parent-style-name="objectwithoutfill">
      <style:graphic-properties svg:stroke-width="0.102cm" draw:marker-start-width="0.356cm" draw:marker-end-width="0.356cm" draw:fill="none" draw:textarea-vertical-align="middle" fo:padding-top="0.176cm" fo:padding-bottom="0.176cm" fo:padding-left="0.301cm" fo:padding-right="0.301cm" loext:decorative="false"/>
      <style:paragraph-properties style:writing-mode="lr-tb"/>
    </style:style>
    <style:style style:name="gr13" style:family="graphic" style:parent-style-name="standard">
      <style:graphic-properties draw:textarea-vertical-align="middle" draw:auto-grow-height="false" fo:min-height="0.284cm" fo:min-width="10.07cm" fo:wrap-option="wrap" style:writing-mode="lr-tb" loext:decorative="false"/>
      <style:paragraph-properties style:writing-mode="lr-tb"/>
    </style:style>
    <style:style style:name="gr14" style:family="graphic" style:parent-style-name="standard">
      <style:graphic-properties draw:textarea-horizontal-align="justify" draw:textarea-vertical-align="middle" draw:auto-grow-height="false" fo:min-height="1.973cm" fo:min-width="4.898cm" style:writing-mode="lr-tb" loext:decorative="false"/>
      <style:paragraph-properties style:writing-mode="lr-tb"/>
    </style:style>
    <style:style style:name="gr15" style:family="graphic" style:parent-style-name="standard">
      <style:graphic-properties draw:textarea-horizontal-align="justify" draw:textarea-vertical-align="middle" draw:auto-grow-height="false" fo:min-height="1.107cm" fo:min-width="2.676cm" style:writing-mode="lr-tb" loext:decorative="false"/>
      <style:paragraph-properties style:writing-mode="lr-tb"/>
    </style:style>
    <style:style style:name="gr16" style:family="graphic" style:parent-style-name="standard">
      <style:graphic-properties draw:textarea-horizontal-align="justify" draw:textarea-vertical-align="middle" draw:auto-grow-height="false" fo:min-height="2.29cm" fo:min-width="4.898cm" style:writing-mode="lr-tb" loext:decorative="false"/>
      <style:paragraph-properties style:writing-mode="lr-tb"/>
    </style:style>
    <style:style style:name="gr17" style:family="graphic" style:parent-style-name="standard" style:list-style-name="L1">
      <style:graphic-properties draw:textarea-horizontal-align="justify" draw:textarea-vertical-align="middle" draw:auto-grow-height="false" fo:min-height="1.022cm" fo:min-width="2.781cm" style:writing-mode="lr-tb" loext:decorative="false"/>
      <style:paragraph-properties style:writing-mode="lr-tb"/>
    </style:style>
    <style:style style:name="gr18" style:family="graphic" style:parent-style-name="objectwithoutfill">
      <style:graphic-properties draw:stroke="dash" draw:stroke-dash="Ultrafine_20_Dashed" svg:stroke-width="0.102cm" draw:marker-start-width="0.356cm" draw:marker-end="Arrowheads_20_22" draw:marker-end-width="0.457cm" draw:fill="none" draw:textarea-vertical-align="middle" fo:padding-top="0.175cm" fo:padding-bottom="0.175cm" fo:padding-left="0.3cm" fo:padding-right="0.3cm" loext:decorative="false"/>
    </style:style>
    <style:style style:name="gr19" style:family="graphic" style:parent-style-name="standard">
      <style:graphic-properties draw:textarea-horizontal-align="justify" draw:textarea-vertical-align="middle" draw:auto-grow-height="false" fo:min-height="0.508cm" fo:min-width="1.089cm" style:writing-mode="lr-tb" loext:decorative="false"/>
      <style:paragraph-properties style:writing-mode="lr-tb"/>
    </style:style>
    <style:style style:name="gr20" style:family="graphic" style:parent-style-name="objectwithoutfill">
      <style:graphic-properties draw:stroke="dash" draw:stroke-dash="Double_20_Dash_20_Dot" svg:stroke-width="0.102cm" draw:marker-start-width="0.356cm" draw:marker-end="Arrowheads_20_38" draw:marker-end-width="0.457cm" svg:stroke-linecap="butt" draw:fill="none" draw:textarea-vertical-align="middle" fo:padding-top="0.176cm" fo:padding-bottom="0.176cm" fo:padding-left="0.301cm" fo:padding-right="0.301cm" loext:decorative="false"/>
    </style:style>
    <style:style style:name="gr21" style:family="graphic" style:parent-style-name="standard">
      <style:graphic-properties draw:textarea-horizontal-align="justify" draw:textarea-vertical-align="middle" draw:auto-grow-height="false" fo:min-height="2.273cm" fo:min-width="5.115cm" style:writing-mode="lr-tb" loext:decorative="false"/>
      <style:paragraph-properties style:writing-mode="lr-tb"/>
    </style:style>
    <style:style style:name="gr22" style:family="graphic" style:parent-style-name="standard" style:list-style-name="L1">
      <style:graphic-properties draw:textarea-horizontal-align="justify" draw:textarea-vertical-align="middle" draw:auto-grow-height="false" fo:min-height="1.034cm" fo:min-width="2.781cm" style:writing-mode="lr-tb" loext:decorative="false"/>
      <style:paragraph-properties style:writing-mode="lr-tb"/>
    </style:style>
    <style:style style:name="gr23" style:family="graphic" style:parent-style-name="standard">
      <style:graphic-properties draw:textarea-horizontal-align="justify" draw:textarea-vertical-align="middle" draw:auto-grow-height="false" fo:min-height="5.33cm" fo:min-width="5.91cm" style:writing-mode="lr-tb" loext:decorative="false"/>
      <style:paragraph-properties style:writing-mode="lr-tb"/>
    </style:style>
    <style:style style:name="gr24" style:family="graphic" style:parent-style-name="standard">
      <style:graphic-properties draw:textarea-horizontal-align="justify" draw:textarea-vertical-align="middle" draw:auto-grow-height="false" fo:min-height="1.338cm" fo:min-width="4.262cm" style:writing-mode="lr-tb" loext:decorative="false"/>
      <style:paragraph-properties style:writing-mode="lr-tb"/>
    </style:style>
    <style:style style:name="gr25" style:family="graphic" style:parent-style-name="standard">
      <style:graphic-properties draw:stroke="dash" draw:stroke-dash="Dash_20_Dot" svg:stroke-width="0.051cm" draw:marker-start-width="0.279cm" draw:marker-end-width="0.279cm" draw:textarea-horizontal-align="justify" draw:textarea-vertical-align="middle" draw:auto-grow-height="false" fo:min-height="0.97cm" fo:min-width="3.16cm" fo:padding-top="0.15cm" fo:padding-bottom="0.15cm" fo:padding-left="0.275cm" fo:padding-right="0.275cm" style:writing-mode="lr-tb" loext:decorative="false"/>
      <style:paragraph-properties style:writing-mode="lr-tb"/>
    </style:style>
    <style:style style:name="gr26" style:family="graphic" style:parent-style-name="standard">
      <style:graphic-properties draw:textarea-horizontal-align="justify" draw:textarea-vertical-align="middle" draw:auto-grow-height="false" fo:min-height="1.02cm" fo:min-width="4.898cm" style:writing-mode="lr-tb" loext:decorative="false"/>
      <style:paragraph-properties style:writing-mode="lr-tb"/>
    </style:style>
    <style:style style:name="gr27" style:family="graphic" style:parent-style-name="standard">
      <style:graphic-properties draw:textarea-horizontal-align="justify" draw:textarea-vertical-align="middle" draw:auto-grow-height="false" fo:min-height="1.003cm" fo:min-width="3.092cm" style:writing-mode="lr-tb" loext:decorative="false"/>
      <style:paragraph-properties style:writing-mode="lr-tb"/>
    </style:style>
    <style:style style:name="gr28" style:family="graphic" style:parent-style-name="standard" style:list-style-name="L1">
      <style:graphic-properties draw:textarea-horizontal-align="justify" draw:textarea-vertical-align="middle" draw:auto-grow-height="false" fo:min-height="1.022cm" fo:min-width="2.781cm" style:writing-mode="lr-tb" loext:decorative="false"/>
      <style:paragraph-properties style:writing-mode="lr-tb"/>
    </style:style>
    <style:style style:name="gr29" style:family="graphic" style:parent-style-name="standard">
      <style:graphic-properties svg:stroke-width="0.102cm" draw:marker-start-width="0.356cm" draw:marker-end-width="0.356cm" draw:textarea-horizontal-align="justify" draw:textarea-vertical-align="middle" draw:auto-grow-height="false" fo:min-height="0.426cm" fo:min-width="2.259cm" fo:padding-top="0.175cm" fo:padding-bottom="0.175cm" fo:padding-left="0.3cm" fo:padding-right="0.3cm" style:writing-mode="lr-tb" loext:decorative="false"/>
      <style:paragraph-properties style:writing-mode="lr-tb"/>
    </style:style>
    <style:style style:name="gr30" style:family="graphic" style:parent-style-name="standard" style:list-style-name="L1">
      <style:graphic-properties draw:textarea-horizontal-align="justify" draw:textarea-vertical-align="middle" draw:auto-grow-height="false" fo:min-height="1.022cm" fo:min-width="3.054cm" style:writing-mode="lr-tb" loext:decorative="false"/>
      <style:paragraph-properties style:writing-mode="lr-tb"/>
    </style:style>
    <style:style style:name="gr31" style:family="graphic" style:parent-style-name="standard" style:list-style-name="L1">
      <style:graphic-properties draw:textarea-horizontal-align="justify" draw:textarea-vertical-align="middle" draw:auto-grow-height="false" fo:min-height="0.925cm" fo:min-width="3.617cm" style:writing-mode="lr-tb" loext:decorative="false"/>
      <style:paragraph-properties style:writing-mode="lr-tb"/>
    </style:style>
    <style:style style:name="gr32" style:family="graphic" style:parent-style-name="objectwithoutfill">
      <style:graphic-properties draw:stroke="dash" draw:stroke-dash="Dash_20_Dot" svg:stroke-width="0.051cm" draw:marker-start-width="0.279cm" draw:marker-end="Arrowheads_20_2" draw:marker-end-width="0.381cm" draw:fill="none" draw:textarea-vertical-align="middle" fo:padding-top="0.151cm" fo:padding-bottom="0.151cm" fo:padding-left="0.276cm" fo:padding-right="0.276cm" loext:decorative="false"/>
    </style:style>
    <style:style style:name="gr33" style:family="graphic" style:parent-style-name="objectwithoutfill">
      <style:graphic-properties draw:stroke="dash" draw:stroke-dash="Dot" svg:stroke-width="0.051cm" draw:marker-start-width="0.279cm" draw:marker-end="Arrowheads_20_7" draw:marker-end-width="0.381cm" svg:stroke-linecap="butt" draw:fill="none" draw:textarea-vertical-align="middle" fo:padding-top="0.15cm" fo:padding-bottom="0.15cm" fo:padding-left="0.275cm" fo:padding-right="0.275cm" loext:decorative="false"/>
    </style:style>
    <style:style style:name="gr34" style:family="graphic" style:parent-style-name="standard">
      <style:graphic-properties svg:stroke-width="0.102cm" draw:marker-start-width="0.356cm" draw:marker-end-width="0.356cm" draw:textarea-horizontal-align="justify" draw:textarea-vertical-align="middle" draw:auto-grow-height="false" fo:min-height="0.498cm" fo:min-width="1.858cm" fo:padding-top="0.175cm" fo:padding-bottom="0.175cm" fo:padding-left="0.3cm" fo:padding-right="0.3cm" style:writing-mode="lr-tb" loext:decorative="false"/>
      <style:paragraph-properties style:writing-mode="lr-tb"/>
    </style:style>
    <style:style style:name="gr35" style:family="graphic" style:parent-style-name="objectwithoutfill">
      <style:graphic-properties draw:marker-end="Arrowheads_20_13" draw:marker-end-width="0.3cm" draw:fill="none" draw:textarea-vertical-align="middle" loext:decorative="false"/>
    </style:style>
    <style:style style:name="gr36" style:family="graphic" style:parent-style-name="objectwithoutfill">
      <style:graphic-properties svg:stroke-width="0.051cm" draw:marker-start-width="0.279cm" draw:marker-end="Arrowheads_20_15" draw:marker-end-width="0.381cm" draw:fill="none" draw:textarea-vertical-align="middle" fo:padding-top="0.15cm" fo:padding-bottom="0.15cm" fo:padding-left="0.275cm" fo:padding-right="0.275cm" loext:decorative="false"/>
    </style:style>
    <style:style style:name="gr37" style:family="graphic" style:parent-style-name="objectwithoutfill">
      <style:graphic-properties draw:marker-end="Arrowheads_20_16" draw:marker-end-width="0.3cm" draw:fill="none" draw:textarea-vertical-align="middle" loext:decorative="false"/>
    </style:style>
    <style:style style:name="gr38" style:family="graphic" style:parent-style-name="objectwithoutfill">
      <style:graphic-properties draw:marker-end="Arrowheads_20_17" draw:marker-end-width="0.3cm" draw:fill="none" draw:textarea-vertical-align="middle" loext:decorative="false"/>
    </style:style>
    <style:style style:name="gr39" style:family="graphic" style:parent-style-name="standard">
      <style:graphic-properties svg:stroke-width="0.102cm" draw:marker-start-width="0.356cm" draw:marker-end-width="0.356cm" draw:textarea-horizontal-align="justify" draw:textarea-vertical-align="middle" draw:auto-grow-height="false" fo:min-height="0.37cm" fo:min-width="1.773cm" fo:padding-top="0.175cm" fo:padding-bottom="0.175cm" fo:padding-left="0.3cm" fo:padding-right="0.3cm" style:writing-mode="lr-tb" loext:decorative="false"/>
      <style:paragraph-properties style:writing-mode="lr-tb"/>
    </style:style>
    <style:style style:name="gr40" style:family="graphic" style:parent-style-name="objectwithoutfill">
      <style:graphic-properties draw:marker-end="Arrowheads_20_18" draw:marker-end-width="0.3cm" draw:fill="none" draw:textarea-vertical-align="middle" loext:decorative="false"/>
    </style:style>
    <style:style style:name="gr41" style:family="graphic" style:parent-style-name="objectwithoutfill">
      <style:graphic-properties draw:marker-end="Arrowheads_20_21" draw:marker-end-width="0.3cm" draw:fill="none" draw:textarea-vertical-align="middle" loext:decorative="false"/>
    </style:style>
    <style:style style:name="gr42" style:family="graphic" style:parent-style-name="standard">
      <style:graphic-properties draw:stroke="dash" draw:stroke-dash="Dash_20_Dot" svg:stroke-width="0.051cm" draw:marker-start-width="0.279cm" draw:marker-end-width="0.279cm" draw:textarea-horizontal-align="justify" draw:textarea-vertical-align="middle" draw:auto-grow-height="false" fo:min-height="0.97cm" fo:min-width="0cm" fo:padding-top="0.15cm" fo:padding-bottom="0.15cm" fo:padding-left="0.275cm" fo:padding-right="0.275cm" loext:decorative="false"/>
    </style:style>
    <style:style style:name="gr43" style:family="graphic" style:parent-style-name="objectwithoutfill">
      <style:graphic-properties draw:stroke="dash" draw:stroke-dash="Dash_20_Dot" svg:stroke-width="0.051cm" draw:marker-start-width="0.279cm" draw:marker-end="Arrowheads_20_23" draw:marker-end-width="0.381cm" draw:fill="none" draw:textarea-vertical-align="middle" fo:padding-top="0.15cm" fo:padding-bottom="0.15cm" fo:padding-left="0.275cm" fo:padding-right="0.275cm" loext:decorative="false"/>
    </style:style>
    <style:style style:name="gr44" style:family="graphic" style:parent-style-name="standard">
      <style:graphic-properties draw:stroke="dash" draw:stroke-dash="Dash_20_Dot" svg:stroke-width="0.051cm" draw:marker-start-width="0.279cm" draw:marker-end-width="0.279cm" draw:textarea-horizontal-align="justify" draw:textarea-vertical-align="middle" draw:auto-grow-height="false" fo:min-height="1.02cm" fo:min-width="0cm" fo:padding-top="0.15cm" fo:padding-bottom="0.15cm" fo:padding-left="0.275cm" fo:padding-right="0.275cm" loext:decorative="false"/>
    </style:style>
    <style:style style:name="gr45" style:family="graphic" style:parent-style-name="objectwithoutfill">
      <style:graphic-properties svg:stroke-width="0.051cm" draw:marker-start-width="0.279cm" draw:marker-end="Arrowheads_20_24" draw:marker-end-width="0.381cm" draw:fill="none" draw:textarea-vertical-align="middle" fo:padding-top="0.15cm" fo:padding-bottom="0.15cm" fo:padding-left="0.275cm" fo:padding-right="0.275cm" loext:decorative="false"/>
    </style:style>
    <style:style style:name="gr46" style:family="graphic" style:parent-style-name="objectwithoutfill">
      <style:graphic-properties draw:marker-end="Arrowheads_20_25" draw:marker-end-width="0.3cm" draw:fill="none" draw:textarea-vertical-align="middle" loext:decorative="false"/>
    </style:style>
    <style:style style:name="gr47" style:family="graphic" style:parent-style-name="standard">
      <style:graphic-properties draw:textarea-horizontal-align="justify" draw:textarea-vertical-align="middle" draw:auto-grow-height="false" fo:min-height="0.339cm" fo:min-width="1.852cm" fo:wrap-option="wrap" style:writing-mode="lr-tb" loext:decorative="false"/>
      <style:paragraph-properties style:writing-mode="lr-tb"/>
    </style:style>
    <style:style style:name="gr48" style:family="graphic" style:parent-style-name="standard">
      <style:graphic-properties draw:textarea-horizontal-align="justify" draw:textarea-vertical-align="middle" draw:auto-grow-height="false" fo:min-height="0.525cm" fo:min-width="2.148cm" fo:wrap-option="wrap" style:writing-mode="lr-tb" loext:decorative="false"/>
      <style:paragraph-properties style:writing-mode="lr-tb"/>
    </style:style>
    <style:style style:name="gr49" style:family="graphic" style:parent-style-name="objectwithoutfill">
      <style:graphic-properties draw:stroke="dash" svg:stroke-width="0.051cm" draw:marker-start-width="0.279cm" draw:marker-end="Arrowheads_20_26" draw:marker-end-width="0.381cm" draw:fill="none" draw:textarea-vertical-align="middle" fo:padding-top="0.151cm" fo:padding-bottom="0.151cm" fo:padding-left="0.276cm" fo:padding-right="0.276cm" loext:decorative="false"/>
    </style:style>
    <style:style style:name="gr50" style:family="graphic" style:parent-style-name="standard">
      <style:graphic-properties draw:textarea-horizontal-align="justify" draw:textarea-vertical-align="middle" draw:auto-grow-height="false" fo:min-height="1.955cm" fo:min-width="4.898cm" style:writing-mode="lr-tb" loext:decorative="false"/>
      <style:paragraph-properties style:writing-mode="lr-tb"/>
    </style:style>
    <style:style style:name="gr51" style:family="graphic" style:parent-style-name="standard" style:list-style-name="L1">
      <style:graphic-properties draw:textarea-horizontal-align="justify" draw:textarea-vertical-align="middle" draw:auto-grow-height="false" fo:min-height="0.954cm" fo:min-width="2.781cm" style:writing-mode="lr-tb" loext:decorative="false"/>
      <style:paragraph-properties style:writing-mode="lr-tb"/>
    </style:style>
    <style:style style:name="gr52" style:family="graphic" style:parent-style-name="standard">
      <style:graphic-properties draw:marker-start="Arrowheads_20_29" draw:marker-start-width="0.3cm" draw:marker-end="Arrowheads_20_30" draw:marker-end-width="0.3cm" draw:textarea-vertical-align="middle" loext:decorative="false"/>
    </style:style>
    <style:style style:name="gr53" style:family="graphic" style:parent-style-name="standard">
      <style:graphic-properties draw:marker-start="Arrowheads_20_31" draw:marker-start-width="0.3cm" draw:marker-end="Arrowheads_20_32" draw:marker-end-width="0.3cm" draw:textarea-vertical-align="middle" loext:decorative="false"/>
    </style:style>
    <style:style style:name="gr54" style:family="graphic" style:parent-style-name="objectwithoutfill">
      <style:graphic-properties draw:marker-end="Arrowheads_20_35" draw:marker-end-width="0.3cm" draw:fill="none" draw:textarea-vertical-align="middle" loext:decorative="false"/>
    </style:style>
    <style:style style:name="gr55" style:family="graphic" style:parent-style-name="objectwithoutfill">
      <style:graphic-properties draw:marker-end="Arrowheads_20_36" draw:marker-end-width="0.3cm" draw:fill="none" draw:textarea-vertical-align="middle" loext:decorative="false"/>
    </style:style>
    <style:style style:name="gr56" style:family="graphic" style:parent-style-name="standard">
      <style:graphic-properties svg:stroke-width="0.102cm" draw:marker-start-width="0.356cm" draw:marker-end-width="0.356cm" draw:textarea-horizontal-align="justify" draw:textarea-vertical-align="middle" draw:auto-grow-height="false" fo:min-height="0.759cm" fo:min-width="2.943cm" fo:padding-top="0.175cm" fo:padding-bottom="0.175cm" fo:padding-left="0.3cm" fo:padding-right="0.3cm" style:writing-mode="lr-tb" loext:decorative="false"/>
      <style:paragraph-properties style:writing-mode="lr-tb"/>
    </style:style>
    <style:style style:name="gr57" style:family="graphic" style:parent-style-name="standard">
      <style:graphic-properties draw:textarea-horizontal-align="justify" draw:textarea-vertical-align="middle" draw:auto-grow-height="false" fo:min-height="1.035cm" fo:min-width="3.153cm" fo:wrap-option="wrap" style:writing-mode="lr-tb" loext:decorative="false"/>
      <style:paragraph-properties style:writing-mode="lr-tb"/>
    </style:style>
    <style:style style:name="gr58" style:family="graphic" style:parent-style-name="objectwithoutfill">
      <style:graphic-properties svg:stroke-width="0.051cm" draw:marker-start-width="0.279cm" draw:marker-end="Arrowheads_20_13" draw:marker-end-width="0.381cm" draw:fill="none" draw:textarea-vertical-align="middle" fo:padding-top="0.15cm" fo:padding-bottom="0.15cm" fo:padding-left="0.275cm" fo:padding-right="0.275cm" loext:decorative="false"/>
    </style:style>
    <style:style style:name="gr59" style:family="graphic" style:parent-style-name="standard">
      <style:graphic-properties draw:marker-start="Arrowheads_20_33" draw:marker-start-width="0.3cm" draw:marker-end="Arrowheads_20_34" draw:marker-end-width="0.3cm" draw:textarea-vertical-align="middle" loext:decorative="false"/>
    </style:style>
    <style:style style:name="gr60" style:family="graphic" style:parent-style-name="standard">
      <style:graphic-properties draw:textarea-horizontal-align="justify" draw:textarea-vertical-align="middle" draw:auto-grow-height="false" fo:min-height="0.589cm" fo:min-width="2.993cm" style:writing-mode="lr-tb" loext:decorative="false"/>
      <style:paragraph-properties style:writing-mode="lr-tb"/>
    </style:style>
    <style:style style:name="gr61" style:family="graphic" style:parent-style-name="objectwithoutfill">
      <style:graphic-properties draw:marker-end="Arrowheads_20_27" draw:marker-end-width="0.3cm" draw:fill="none" draw:textarea-vertical-align="middle" loext:decorative="false"/>
    </style:style>
    <style:style style:name="gr62" style:family="graphic" style:parent-style-name="objectwithoutfill">
      <style:graphic-properties svg:stroke-width="0.102cm" draw:marker-start-width="0.356cm" draw:marker-end="Arrowheads_20_18" draw:marker-end-width="0.457cm" draw:fill="none" draw:textarea-vertical-align="middle" fo:padding-top="0.176cm" fo:padding-bottom="0.176cm" fo:padding-left="0.301cm" fo:padding-right="0.301cm" loext:decorative="false"/>
    </style:style>
    <style:style style:name="gr63" style:family="graphic" style:parent-style-name="standard">
      <style:graphic-properties draw:textarea-horizontal-align="justify" draw:textarea-vertical-align="middle" draw:auto-grow-height="false" fo:min-height="1.338cm" fo:min-width="4.417cm" style:writing-mode="lr-tb" loext:decorative="false"/>
      <style:paragraph-properties style:writing-mode="lr-tb"/>
    </style:style>
    <style:style style:name="gr64" style:family="graphic" style:parent-style-name="standard">
      <style:graphic-properties draw:stroke="solid" draw:stroke-dash="Dot" svg:stroke-width="0.102cm" draw:marker-start-width="0.356cm" draw:marker-end-width="0.356cm" draw:textarea-horizontal-align="justify" draw:textarea-vertical-align="middle" draw:auto-grow-height="false" fo:min-height="0.822cm" fo:min-width="2.676cm" fo:padding-top="0.176cm" fo:padding-bottom="0.176cm" fo:padding-left="0.301cm" fo:padding-right="0.301cm" style:writing-mode="lr-tb" loext:decorative="false"/>
      <style:paragraph-properties style:writing-mode="lr-tb"/>
    </style:style>
    <style:style style:name="gr65" style:family="graphic" style:parent-style-name="standard">
      <style:graphic-properties svg:stroke-width="0.102cm" draw:marker-start-width="0.356cm" draw:marker-end-width="0.356cm" draw:textarea-horizontal-align="justify" draw:textarea-vertical-align="middle" draw:auto-grow-height="false" fo:min-height="0.512cm" fo:min-width="2.259cm" fo:padding-top="0.175cm" fo:padding-bottom="0.175cm" fo:padding-left="0.3cm" fo:padding-right="0.3cm" style:writing-mode="lr-tb" loext:decorative="false"/>
      <style:paragraph-properties style:writing-mode="lr-tb"/>
    </style:style>
    <style:style style:name="gr66" style:family="graphic" style:parent-style-name="standard">
      <style:graphic-properties draw:stroke="dash" draw:stroke-dash="Dot" svg:stroke-width="0.102cm" draw:marker-start-width="0.356cm" draw:marker-end-width="0.356cm" draw:textarea-horizontal-align="justify" draw:textarea-vertical-align="middle" draw:auto-grow-height="false" fo:min-height="0.822cm" fo:min-width="2.676cm" fo:padding-top="0.176cm" fo:padding-bottom="0.176cm" fo:padding-left="0.301cm" fo:padding-right="0.301cm" style:writing-mode="lr-tb" loext:decorative="false"/>
      <style:paragraph-properties style:writing-mode="lr-tb"/>
    </style:style>
    <style:style style:name="gr67" style:family="graphic" style:parent-style-name="objectwithoutfill">
      <style:graphic-properties svg:stroke-width="0.051cm" draw:marker-start-width="0.279cm" draw:marker-end="Arrowheads_20_12" draw:marker-end-width="0.381cm" draw:fill="none" draw:textarea-vertical-align="middle" fo:padding-top="0.15cm" fo:padding-bottom="0.15cm" fo:padding-left="0.275cm" fo:padding-right="0.275cm" loext:decorative="false"/>
    </style:style>
    <style:style style:name="gr68" style:family="graphic" style:parent-style-name="objectwithoutfill">
      <style:graphic-properties draw:stroke="dash" draw:stroke-dash="Ultrafine_20_Dotted_20__28_var_29_" svg:stroke-width="0.102cm" draw:marker-start-width="0.356cm" draw:marker-end="Arrowheads_20_22" draw:marker-end-width="0.457cm" draw:fill="none" draw:textarea-vertical-align="middle" fo:padding-top="0.175cm" fo:padding-bottom="0.175cm" fo:padding-left="0.3cm" fo:padding-right="0.3cm" loext:decorative="false"/>
    </style:style>
    <style:style style:name="gr69" style:family="graphic" style:parent-style-name="standard">
      <style:graphic-properties svg:stroke-width="0.102cm" draw:marker-start-width="0.356cm" draw:marker-end-width="0.356cm" draw:textarea-horizontal-align="justify" draw:textarea-vertical-align="middle" draw:auto-grow-height="false" fo:min-height="0.489cm" fo:min-width="2.576cm" fo:padding-top="0.175cm" fo:padding-bottom="0.175cm" fo:padding-left="0.3cm" fo:padding-right="0.3cm" style:writing-mode="lr-tb" loext:decorative="false"/>
      <style:paragraph-properties style:writing-mode="lr-tb"/>
    </style:style>
    <style:style style:name="gr70" style:family="graphic" style:parent-style-name="standard">
      <style:graphic-properties draw:stroke="dash" draw:stroke-dash="Dot" svg:stroke-width="0.102cm" draw:marker-start-width="0.356cm" draw:marker-end-width="0.356cm" draw:textarea-horizontal-align="justify" draw:textarea-vertical-align="middle" draw:auto-grow-height="false" fo:min-height="0.72cm" fo:min-width="2.574cm" fo:padding-top="0.176cm" fo:padding-bottom="0.176cm" fo:padding-left="0.301cm" fo:padding-right="0.301cm" style:writing-mode="lr-tb" loext:decorative="false"/>
      <style:paragraph-properties style:writing-mode="lr-tb"/>
    </style:style>
    <style:style style:name="gr71" style:family="graphic" style:parent-style-name="standard">
      <style:graphic-properties draw:stroke="none" svg:stroke-color="#000000" draw:fill="none" draw:fill-color="#ffffff" draw:auto-grow-height="true" draw:auto-grow-width="false" fo:min-height="0.509cm" loext:decorative="false"/>
      <style:paragraph-properties style:writing-mode="lr-tb"/>
    </style:style>
    <style:style style:name="gr72" style:family="graphic" style:parent-style-name="objectwithoutfill">
      <style:graphic-properties draw:marker-end="Arrowheads_20_28" draw:marker-end-width="0.3cm" draw:fill="none" draw:textarea-vertical-align="middle" loext:decorative="false"/>
    </style:style>
    <style:style style:name="gr73" style:family="graphic" style:parent-style-name="standard">
      <style:graphic-properties draw:textarea-horizontal-align="justify" draw:textarea-vertical-align="middle" draw:auto-grow-height="false" fo:min-height="0.574cm" fo:min-width="3.026cm" fo:wrap-option="wrap" style:writing-mode="lr-tb" loext:decorative="false"/>
      <style:paragraph-properties style:writing-mode="lr-tb"/>
    </style:style>
    <style:style style:name="gr74" style:family="graphic" style:parent-style-name="objectwithoutfill">
      <style:graphic-properties draw:marker-end="Arrowheads_20_39" draw:marker-end-width="0.3cm" draw:fill="none" draw:textarea-vertical-align="middle" loext:decorative="false"/>
    </style:style>
    <style:style style:name="gr75" style:family="graphic" style:parent-style-name="objectwithoutfill">
      <style:graphic-properties draw:marker-end="Arrowheads_20_40" draw:marker-end-width="0.3cm" draw:fill="none" draw:textarea-vertical-align="middle" loext:decorative="false"/>
    </style:style>
    <style:style style:name="gr76" style:family="graphic" style:parent-style-name="standard">
      <style:graphic-properties draw:textarea-horizontal-align="justify" draw:textarea-vertical-align="middle" draw:auto-grow-height="false" fo:min-height="0.553cm" fo:min-width="1.072cm" style:writing-mode="lr-tb" loext:decorative="false"/>
      <style:paragraph-properties style:writing-mode="lr-tb"/>
    </style:style>
    <style:style style:name="gr77" style:family="graphic" style:parent-style-name="standard">
      <style:graphic-properties draw:stroke="dash" draw:stroke-dash="Dash_20__28_Rounded_29_" svg:stroke-width="0.102cm" draw:marker-start="Arrowheads_20_42" draw:marker-start-width="0.457cm" draw:marker-end-width="0.356cm" svg:stroke-linecap="round" draw:textarea-vertical-align="middle" fo:padding-top="0.176cm" fo:padding-bottom="0.176cm" fo:padding-left="0.301cm" fo:padding-right="0.301cm" loext:decorative="false"/>
    </style:style>
    <style:style style:name="gr78" style:family="graphic" style:parent-style-name="standard">
      <style:graphic-properties draw:textarea-horizontal-align="justify" draw:textarea-vertical-align="middle" draw:auto-grow-height="false" fo:min-height="0.632cm" fo:min-width="2.734cm" fo:wrap-option="wrap" style:writing-mode="lr-tb" loext:decorative="false"/>
      <style:paragraph-properties style:writing-mode="lr-tb"/>
    </style:style>
    <style:style style:name="gr79" style:family="graphic" style:parent-style-name="objectwithoutfill">
      <style:graphic-properties draw:stroke="dash" draw:marker-end="Arrowheads_20_10" draw:marker-end-width="0.3cm" draw:fill="none" draw:textarea-vertical-align="middle" loext:decorative="false"/>
    </style:style>
    <style:style style:name="gr80" style:family="graphic" style:parent-style-name="standard">
      <style:graphic-properties draw:stroke="dash" draw:stroke-dash="Dot" svg:stroke-width="0.102cm" draw:marker-start-width="0.356cm" draw:marker-end-width="0.356cm" draw:textarea-horizontal-align="justify" draw:textarea-vertical-align="middle" draw:auto-grow-height="false" fo:min-height="0.72cm" fo:min-width="2.492cm" fo:padding-top="0.176cm" fo:padding-bottom="0.176cm" fo:padding-left="0.301cm" fo:padding-right="0.301cm" style:writing-mode="lr-tb" loext:decorative="false"/>
      <style:paragraph-properties style:writing-mode="lr-tb"/>
    </style:style>
    <style:style style:name="gr81" style:family="graphic" style:parent-style-name="standard">
      <style:graphic-properties draw:stroke="none" svg:stroke-color="#000000" draw:fill="none" draw:fill-color="#ffffff" draw:auto-grow-height="true" draw:auto-grow-width="false" fo:min-height="1.183cm" loext:decorative="false"/>
      <style:paragraph-properties style:writing-mode="lr-tb"/>
    </style:style>
    <style:style style:name="gr82" style:family="graphic" style:parent-style-name="standard">
      <style:graphic-properties draw:textarea-horizontal-align="justify" draw:textarea-vertical-align="middle" draw:auto-grow-height="false" fo:min-height="0.249cm" fo:min-width="1.137cm" style:writing-mode="lr-tb" loext:decorative="false"/>
      <style:paragraph-properties style:writing-mode="lr-tb"/>
    </style:style>
    <style:style style:name="gr83" style:family="graphic" style:parent-style-name="standard">
      <style:graphic-properties draw:textarea-horizontal-align="justify" draw:textarea-vertical-align="middle" draw:auto-grow-height="false" fo:min-height="0.607cm" fo:min-width="2.041cm" style:writing-mode="lr-tb" loext:decorative="false"/>
      <style:paragraph-properties style:writing-mode="lr-tb"/>
    </style:style>
    <style:style style:name="gr84" style:family="graphic" style:parent-style-name="objectwithoutfill">
      <style:graphic-properties draw:marker-end="Arrowheads_20_19" draw:marker-end-width="0.3cm" draw:fill="none" draw:textarea-vertical-align="middle" loext:decorative="false"/>
    </style:style>
    <style:style style:name="gr85" style:family="graphic" style:parent-style-name="objectwithoutfill">
      <style:graphic-properties draw:marker-end="Arrowheads_20_20" draw:marker-end-width="0.3cm" draw:fill="none" draw:textarea-vertical-align="middle" loext:decorative="false"/>
    </style:style>
    <style:style style:name="gr86" style:family="graphic" style:parent-style-name="standard">
      <style:graphic-properties draw:textarea-vertical-align="middle" draw:auto-grow-height="false" fo:min-height="0.247cm" fo:min-width="2.187cm" fo:wrap-option="wrap" style:writing-mode="lr-tb" loext:decorative="false"/>
      <style:paragraph-properties style:writing-mode="lr-tb"/>
    </style:style>
    <style:style style:name="gr87" style:family="graphic" style:parent-style-name="standard">
      <style:graphic-properties svg:stroke-width="0.051cm" draw:marker-start-width="0.279cm" draw:marker-end-width="0.279cm" draw:textarea-horizontal-align="justify" draw:textarea-vertical-align="middle" draw:auto-grow-height="false" fo:min-height="0.281cm" fo:min-width="1.979cm" fo:padding-top="0.15cm" fo:padding-bottom="0.15cm" fo:padding-left="0.275cm" fo:padding-right="0.275cm" style:writing-mode="lr-tb" loext:decorative="false"/>
      <style:paragraph-properties style:writing-mode="lr-tb"/>
    </style:style>
    <style:style style:name="gr88" style:family="graphic" style:parent-style-name="standard">
      <style:graphic-properties draw:stroke="dash" draw:stroke-dash="Dot" svg:stroke-width="0.102cm" draw:marker-start-width="0.356cm" draw:marker-end-width="0.356cm" draw:textarea-horizontal-align="justify" draw:textarea-vertical-align="middle" draw:auto-grow-height="false" fo:min-height="0.519cm" fo:min-width="1.939cm" fo:padding-top="0.176cm" fo:padding-bottom="0.176cm" fo:padding-left="0.301cm" fo:padding-right="0.301cm" style:writing-mode="lr-tb" loext:decorative="false"/>
      <style:paragraph-properties style:writing-mode="lr-tb"/>
    </style:style>
    <style:style style:name="gr89" style:family="graphic" style:parent-style-name="standard">
      <style:graphic-properties draw:stroke="dash" draw:stroke-dash="Dash_20_Dot" svg:stroke-width="0.051cm" draw:marker-start-width="0.279cm" draw:marker-end-width="0.279cm" draw:textarea-horizontal-align="justify" draw:textarea-vertical-align="middle" draw:auto-grow-height="false" fo:min-height="0.495cm" fo:min-width="2.298cm" fo:padding-top="0.15cm" fo:padding-bottom="0.15cm" fo:padding-left="0.275cm" fo:padding-right="0.275cm" style:writing-mode="lr-tb" loext:decorative="false"/>
      <style:paragraph-properties style:writing-mode="lr-tb"/>
    </style:style>
    <style:style style:name="gr90" style:family="graphic" style:parent-style-name="standard">
      <style:graphic-properties draw:textarea-horizontal-align="justify" draw:textarea-vertical-align="middle" draw:auto-grow-height="false" fo:min-height="0.52cm" fo:min-width="2.992cm" style:writing-mode="lr-tb" loext:decorative="false"/>
      <style:paragraph-properties style:writing-mode="lr-tb"/>
    </style:style>
    <style:style style:name="gr91" style:family="graphic" style:parent-style-name="standard">
      <style:graphic-properties draw:stroke="none" svg:stroke-color="#000000" draw:fill="none" draw:fill-color="#ffffff" draw:textarea-horizontal-align="left" draw:auto-grow-height="true" draw:auto-grow-width="true" fo:min-height="0.789cm" fo:min-width="3.1cm" loext:decorative="false"/>
      <style:paragraph-properties style:writing-mode="lr-tb"/>
    </style:style>
    <style:style style:name="gr92" style:family="graphic" style:parent-style-name="objectwithoutfill">
      <style:graphic-properties draw:stroke="dash" draw:stroke-dash="Dash_20_Dot" svg:stroke-width="0.051cm" draw:marker-start-width="0.279cm" draw:marker-end="Arrowheads_20_14" draw:marker-end-width="0.381cm" draw:fill="none" draw:textarea-vertical-align="middle" fo:padding-top="0.15cm" fo:padding-bottom="0.15cm" fo:padding-left="0.275cm" fo:padding-right="0.275cm" loext:decorative="false"/>
    </style:style>
    <style:style style:name="gr93" style:family="graphic" style:parent-style-name="objectwithoutfill">
      <style:graphic-properties draw:stroke="solid" svg:stroke-width="0cm" draw:marker-start-width="0.203cm" draw:marker-end="Arrowheads_20_10" draw:marker-end-width="0.305cm" draw:fill="none" draw:textarea-vertical-align="middle" fo:padding-top="0.125cm" fo:padding-bottom="0.125cm" fo:padding-left="0.25cm" fo:padding-right="0.25cm" loext:decorative="false"/>
    </style:style>
    <style:style style:name="gr94" style:family="graphic" style:parent-style-name="objectwithoutfill">
      <style:graphic-properties draw:stroke="solid" draw:stroke-dash="Ultrafine_20_Dotted_20__28_var_29_" svg:stroke-width="0.051cm" draw:marker-start-width="0.279cm" draw:marker-end="Arrowheads_20_22" draw:marker-end-width="0.381cm" draw:fill="none" draw:textarea-vertical-align="middle" fo:padding-top="0.15cm" fo:padding-bottom="0.15cm" fo:padding-left="0.275cm" fo:padding-right="0.275cm" loext:decorative="false"/>
    </style:style>
    <style:style style:name="gr95" style:family="graphic" style:parent-style-name="standard">
      <style:graphic-properties draw:textarea-vertical-align="middle" draw:auto-grow-height="false" fo:min-height="1.26cm" fo:min-width="2.993cm" fo:wrap-option="wrap" style:writing-mode="lr-tb" loext:decorative="false"/>
      <style:paragraph-properties style:writing-mode="lr-tb"/>
    </style:style>
    <style:style style:name="gr96" style:family="graphic" style:parent-style-name="standard">
      <style:graphic-properties svg:stroke-width="0.051cm" draw:marker-start-width="0.279cm" draw:marker-end-width="0.279cm" draw:textarea-horizontal-align="justify" draw:textarea-vertical-align="middle" draw:auto-grow-height="false" fo:min-height="0.5cm" fo:min-width="2.468cm" fo:padding-top="0.15cm" fo:padding-bottom="0.15cm" fo:padding-left="0.275cm" fo:padding-right="0.275cm" style:writing-mode="lr-tb" loext:decorative="false"/>
      <style:paragraph-properties style:writing-mode="lr-tb"/>
    </style:style>
    <style:style style:name="gr97" style:family="graphic" style:parent-style-name="objectwithoutfill">
      <style:graphic-properties svg:stroke-width="0.102cm" draw:marker-start-width="0.356cm" draw:marker-end="Arrowheads_20_26" draw:marker-end-width="0.457cm" draw:fill="none" draw:textarea-vertical-align="middle" fo:padding-top="0.176cm" fo:padding-bottom="0.176cm" fo:padding-left="0.301cm" fo:padding-right="0.301cm" loext:decorative="false"/>
    </style:style>
    <style:style style:name="gr98" style:family="graphic" style:parent-style-name="standard">
      <style:graphic-properties draw:textarea-horizontal-align="justify" draw:textarea-vertical-align="middle" draw:auto-grow-height="false" fo:min-height="1.02cm" fo:min-width="3.68cm" style:writing-mode="lr-tb" loext:decorative="false"/>
      <style:paragraph-properties style:writing-mode="lr-tb"/>
    </style:style>
    <style:style style:name="gr99" style:family="graphic" style:parent-style-name="standard">
      <style:graphic-properties draw:stroke="dash" draw:stroke-dash="Long_20_Dash" svg:stroke-linecap="butt" draw:fill="none" loext:fill-use-slide-background="false" draw:textarea-horizontal-align="justify" draw:textarea-vertical-align="middle" draw:auto-grow-height="false" fo:min-height="0.199cm" fo:min-width="0.398cm" loext:decorative="false"/>
    </style:style>
    <style:style style:name="gr100" style:family="graphic" style:parent-style-name="standard">
      <style:graphic-properties draw:stroke="none" svg:stroke-color="#000000" draw:fill="none" draw:fill-color="#ffffff" draw:auto-grow-height="true" draw:auto-grow-width="false" fo:min-height="1.111cm" loext:decorative="false"/>
      <style:paragraph-properties style:writing-mode="lr-tb"/>
    </style:style>
    <style:style style:name="gr101" style:family="graphic" style:parent-style-name="standard">
      <style:graphic-properties svg:stroke-width="0.035cm" draw:marker-start-width="0.252cm" draw:marker-end-width="0.252cm" draw:textarea-vertical-align="middle" draw:auto-grow-height="false" fo:min-height="0.304cm" fo:min-width="4.706cm" fo:padding-top="0.142cm" fo:padding-bottom="0.142cm" fo:padding-left="0.267cm" fo:padding-right="0.267cm" fo:wrap-option="wrap" style:writing-mode="lr-tb" loext:decorative="false"/>
      <style:paragraph-properties style:writing-mode="lr-tb"/>
    </style:style>
    <style:style style:name="gr102" style:family="graphic" style:parent-style-name="standard">
      <style:graphic-properties svg:stroke-width="0.035cm" draw:marker-start-width="0.252cm" draw:marker-end-width="0.252cm" draw:fill="solid" draw:fill-color="#ffffff" loext:fill-use-slide-background="false" draw:opacity="100%" draw:textarea-vertical-align="middle" draw:auto-grow-height="false" fo:min-height="0.301cm" fo:min-width="3.793cm" fo:padding-top="0.142cm" fo:padding-bottom="0.142cm" fo:padding-left="0.267cm" fo:padding-right="0.267cm" fo:wrap-option="wrap" style:writing-mode="lr-tb" loext:decorative="false"/>
      <style:paragraph-properties style:writing-mode="lr-tb"/>
    </style:style>
    <style:style style:name="gr103" style:family="graphic" style:parent-style-name="standard">
      <style:graphic-properties draw:stroke="dash" draw:stroke-dash="Dot" svg:stroke-width="0.053cm" draw:marker-start-width="0.279cm" draw:marker-end-width="0.279cm" svg:stroke-linecap="butt" draw:fill="solid" draw:fill-color="#ffffff" loext:fill-use-slide-background="false" draw:textarea-vertical-align="middle" draw:auto-grow-height="false" fo:min-height="0.282cm" fo:min-width="4.525cm" fo:padding-top="0.151cm" fo:padding-bottom="0.151cm" fo:padding-left="0.276cm" fo:padding-right="0.276cm" fo:wrap-option="wrap" style:writing-mode="lr-tb" loext:decorative="false"/>
      <style:paragraph-properties style:writing-mode="lr-tb"/>
    </style:style>
    <style:style style:name="gr104" style:family="graphic" style:parent-style-name="standard">
      <style:graphic-properties svg:stroke-width="0.035cm" draw:marker-start-width="0.252cm" draw:marker-end-width="0.252cm" draw:textarea-vertical-align="middle" draw:auto-grow-height="false" fo:min-height="0.031cm" fo:min-width="1.899cm" fo:padding-top="0.142cm" fo:padding-bottom="0.142cm" fo:padding-left="0.267cm" fo:padding-right="0.267cm" fo:wrap-option="wrap" style:writing-mode="lr-tb" loext:decorative="false"/>
      <style:paragraph-properties style:writing-mode="lr-tb"/>
    </style:style>
    <style:style style:name="gr105" style:family="graphic" style:parent-style-name="standard">
      <style:graphic-properties draw:stroke="dash" draw:stroke-dash="Dot" svg:stroke-width="0.053cm" draw:marker-start-width="0.279cm" draw:marker-end-width="0.279cm" svg:stroke-linecap="butt" draw:textarea-vertical-align="middle" draw:auto-grow-height="false" fo:min-height="0cm" fo:min-width="1.843cm" fo:padding-top="0.151cm" fo:padding-bottom="0.151cm" fo:padding-left="0.276cm" fo:padding-right="0.276cm" fo:wrap-option="wrap" style:writing-mode="lr-tb" loext:decorative="false"/>
      <style:paragraph-properties style:writing-mode="lr-tb"/>
    </style:style>
    <style:style style:name="P1" style:family="paragraph">
      <style:paragraph-properties fo:text-align="center"/>
      <style:text-properties fo:font-weight="bold"/>
    </style:style>
    <style:style style:name="P2" style:family="paragraph">
      <loext:graphic-properties draw:fill="solid" draw:fill-color="#ffffff"/>
      <style:paragraph-properties fo:text-align="center" style:writing-mode="lr-tb"/>
      <style:text-properties fo:font-weight="bold"/>
    </style:style>
    <style:style style:name="P3" style:family="paragraph">
      <style:paragraph-properties fo:text-align="center"/>
    </style:style>
    <style:style style:name="P4" style:family="paragraph">
      <loext:graphic-properties draw:fill="gradient" draw:fill-gradient-name="Gradient_20_7"/>
      <style:paragraph-properties fo:text-align="center" style:writing-mode="lr-tb"/>
    </style:style>
    <style:style style:name="P5" style:family="paragraph">
      <style:paragraph-properties fo:text-align="center"/>
      <style:text-properties fo:font-size="10pt" fo:font-weight="bold"/>
    </style:style>
    <style:style style:name="P6" style:family="paragraph">
      <loext:graphic-properties draw:fill="gradient" draw:fill-gradient-name="Gradient_20_2"/>
      <style:paragraph-properties fo:text-align="center" style:writing-mode="lr-tb"/>
      <style:text-properties fo:font-size="10pt" fo:font-weight="bold"/>
    </style:style>
    <style:style style:name="P7" style:family="paragraph">
      <style:paragraph-properties fo:margin-left="0cm" fo:margin-right="0cm" fo:margin-top="0cm" fo:margin-bottom="0cm" fo:line-height="100%" fo:text-align="center" fo:text-indent="0cm"/>
      <style:text-properties fo:font-size="10pt" style:font-size-asian="10pt" style:font-size-complex="10pt"/>
    </style:style>
    <style:style style:name="P8"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9" style:family="paragraph">
      <style:paragraph-properties fo:margin-left="0cm" fo:margin-right="0cm" fo:margin-top="0cm" fo:margin-bottom="0cm" fo:line-height="100%" fo:text-align="center" fo:text-indent="0cm"/>
      <style:text-properties fo:font-size="10pt"/>
    </style:style>
    <style:style style:name="P10" style:family="paragraph">
      <style:paragraph-properties fo:margin-left="0cm" fo:margin-right="0cm" fo:margin-top="0cm" fo:margin-bottom="0cm" fo:line-height="100%" fo:text-align="center" fo:text-indent="0cm" style:writing-mode="lr-tb"/>
      <style:text-properties fo:font-size="10pt"/>
    </style:style>
    <style:style style:name="P11" style:family="paragraph">
      <style:paragraph-properties fo:text-align="center"/>
      <style:text-properties style:font-name="NanumBarunGothic" fo:font-size="10pt"/>
    </style:style>
    <style:style style:name="P12" style:family="paragraph">
      <style:paragraph-properties fo:text-align="center" style:writing-mode="lr-tb"/>
      <style:text-properties style:font-name="NanumBarunGothic" fo:font-size="10pt"/>
    </style:style>
    <style:style style:name="P13" style:family="paragraph">
      <style:paragraph-properties fo:text-align="start"/>
      <style:text-properties style:font-name="NanumBarunGothic" fo:font-size="10pt"/>
    </style:style>
    <style:style style:name="P14" style:family="paragraph">
      <style:paragraph-properties fo:text-align="center" style:writing-mode="lr-tb"/>
    </style:style>
    <style:style style:name="P15" style:family="paragraph">
      <loext:graphic-properties draw:fill="none"/>
      <style:paragraph-properties fo:text-align="end"/>
    </style:style>
    <style:style style:name="P16" style:family="paragraph">
      <loext:graphic-properties draw:fill="none"/>
      <style:paragraph-properties fo:text-align="center"/>
    </style:style>
    <style:style style:name="P17" style:family="paragraph">
      <style:paragraph-properties fo:text-align="start"/>
    </style:style>
    <style:style style:name="P18" style:family="paragraph">
      <style:paragraph-properties fo:text-align="start" style:writing-mode="lr-tb"/>
    </style:style>
    <style:style style:name="P19" style:family="paragraph">
      <style:paragraph-properties fo:margin-left="0cm" fo:margin-right="0cm" fo:margin-top="0cm" fo:margin-bottom="0cm" fo:line-height="100%" fo:text-align="start" fo:text-indent="0cm"/>
      <style:text-properties fo:font-size="10pt" style:font-size-asian="10pt" style:font-size-complex="10pt"/>
    </style:style>
    <style:style style:name="P20" style:family="paragraph">
      <style:paragraph-properties fo:margin-left="0cm" fo:margin-right="0cm" fo:margin-top="0cm" fo:margin-bottom="0cm" fo:line-height="100%" fo:text-align="start" fo:text-indent="0cm" style:writing-mode="lr-tb"/>
      <style:text-properties fo:font-size="10pt" style:font-size-asian="10pt" style:font-size-complex="10pt"/>
    </style:style>
    <style:style style:name="P21" style:family="paragraph">
      <style:paragraph-properties fo:margin-left="0cm" fo:margin-right="0cm" fo:margin-top="0cm" fo:margin-bottom="0cm" fo:line-height="100%" fo:text-align="start" fo:text-indent="0cm"/>
      <style:text-properties style:font-name="NanumBarunGothic" fo:font-size="10pt"/>
    </style:style>
    <style:style style:name="P22" style:family="paragraph">
      <style:paragraph-properties fo:text-align="start" style:writing-mode="lr-tb"/>
      <style:text-properties style:font-name="NanumBarunGothic" fo:font-size="10pt"/>
    </style:style>
    <style:style style:name="P23" style:family="paragraph">
      <style:paragraph-properties fo:text-align="end"/>
      <style:text-properties style:font-name="NanumBarunGothic" fo:font-size="10pt"/>
    </style:style>
    <style:style style:name="P24" style:family="paragraph">
      <style:paragraph-properties fo:text-align="end" style:writing-mode="lr-tb"/>
      <style:text-properties style:font-name="NanumBarunGothic" fo:font-size="10pt"/>
    </style:style>
    <style:style style:name="P25" style:family="paragraph">
      <style:paragraph-properties fo:text-align="center"/>
      <style:text-properties style:font-name="NanumBarunGothic" fo:font-size="10pt" style:font-size-asian="10pt" style:font-size-complex="10pt"/>
    </style:style>
    <style:style style:name="P26" style:family="paragraph">
      <style:paragraph-properties fo:text-align="center" style:writing-mode="lr-tb"/>
      <style:text-properties style:font-name="NanumBarunGothic" fo:font-size="10pt" style:font-size-asian="10pt" style:font-size-complex="10pt"/>
    </style:style>
    <style:style style:name="P27" style:family="paragraph">
      <style:paragraph-properties fo:text-align="center"/>
      <style:text-properties fo:font-size="10pt" style:font-size-asian="10pt" style:font-size-complex="10pt"/>
    </style:style>
    <style:style style:name="P28" style:family="paragraph">
      <style:paragraph-properties fo:text-align="center" style:writing-mode="lr-tb"/>
      <style:text-properties fo:font-size="10pt" style:font-size-asian="10pt" style:font-size-complex="10pt"/>
    </style:style>
    <style:style style:name="P29" style:family="paragraph">
      <style:paragraph-properties fo:text-align="end"/>
    </style:style>
    <style:style style:name="P30" style:family="paragraph">
      <style:paragraph-properties fo:text-align="center"/>
      <style:text-properties fo:font-size="10pt"/>
    </style:style>
    <style:style style:name="P31" style:family="paragraph">
      <style:paragraph-properties fo:text-align="center" style:writing-mode="lr-tb"/>
      <style:text-properties fo:font-size="10pt"/>
    </style:style>
    <style:style style:name="P32" style:family="paragraph">
      <loext:graphic-properties draw:fill="none" draw:fill-color="#ffffff"/>
      <style:paragraph-properties fo:text-align="end"/>
    </style:style>
    <style:style style:name="P33" style:family="paragraph">
      <style:paragraph-properties fo:text-align="center"/>
      <style:text-properties fo:font-size="15pt" fo:text-shadow="1pt 1pt" fo:font-weight="bold" style:font-size-asian="15pt" style:font-weight-asian="bold" style:font-size-complex="15pt" style:font-weight-complex="bold"/>
    </style:style>
    <style:style style:name="P34" style:family="paragraph">
      <style:paragraph-properties fo:text-align="center" style:writing-mode="lr-tb"/>
      <style:text-properties fo:font-size="15pt" fo:text-shadow="1pt 1pt" fo:font-weight="bold" style:font-size-asian="15pt" style:font-weight-asian="bold" style:font-size-complex="15pt" style:font-weight-complex="bold"/>
    </style:style>
    <style:style style:name="P35" style:family="paragraph">
      <style:paragraph-properties fo:line-height="150%"/>
    </style:style>
    <style:style style:name="P36" style:family="paragraph">
      <loext:graphic-properties draw:fill="none" draw:fill-color="#ffffff"/>
      <style:paragraph-properties fo:line-height="150%"/>
      <style:text-properties fo:font-weight="bold"/>
    </style:style>
    <style:style style:name="P37" style:family="paragraph">
      <style:paragraph-properties fo:text-align="center"/>
      <style:text-properties fo:font-size="8pt" fo:font-weight="bold" style:font-size-asian="8pt" style:font-size-complex="8pt"/>
    </style:style>
    <style:style style:name="P38" style:family="paragraph">
      <style:paragraph-properties fo:text-align="center" style:writing-mode="lr-tb"/>
      <style:text-properties fo:font-size="8pt" fo:font-weight="bold" style:font-size-asian="8pt" style:font-size-complex="8pt"/>
    </style:style>
    <style:style style:name="P39" style:family="paragraph">
      <style:paragraph-properties fo:text-align="center"/>
      <style:text-properties fo:font-size="9pt" style:font-size-asian="10pt" style:font-size-complex="10pt"/>
    </style:style>
    <style:style style:name="P40" style:family="paragraph">
      <style:paragraph-properties fo:text-align="center" style:writing-mode="lr-tb"/>
      <style:text-properties fo:font-size="9pt" style:font-size-asian="10pt" style:font-size-complex="10pt"/>
    </style:style>
    <style:style style:name="P41" style:family="paragraph">
      <style:paragraph-properties fo:text-align="center"/>
      <style:text-properties fo:font-size="9pt"/>
    </style:style>
    <style:style style:name="P42" style:family="paragraph">
      <style:paragraph-properties fo:text-align="center" style:writing-mode="lr-tb"/>
      <style:text-properties fo:font-size="9pt"/>
    </style:style>
    <style:style style:name="P43" style:family="paragraph">
      <style:paragraph-properties fo:text-align="center"/>
      <style:text-properties style:font-name="NanumBarunGothic" fo:font-size="9pt" style:font-size-asian="10pt" style:font-size-complex="10pt"/>
    </style:style>
    <style:style style:name="P44" style:family="paragraph">
      <style:paragraph-properties fo:text-align="center" style:writing-mode="lr-tb"/>
      <style:text-properties style:font-name="NanumBarunGothic" fo:font-size="9pt" style:font-size-asian="10pt" style:font-size-complex="10pt"/>
    </style:style>
    <style:style style:name="P45" style:family="paragraph">
      <style:paragraph-properties fo:text-align="center"/>
      <style:text-properties style:font-name="NanumBarunGothic" fo:font-size="9pt"/>
    </style:style>
    <style:style style:name="P46" style:family="paragraph">
      <style:paragraph-properties fo:text-align="center" style:writing-mode="lr-tb"/>
      <style:text-properties style:font-name="NanumBarunGothic" fo:font-size="9pt"/>
    </style:style>
    <style:style style:name="P47" style:family="paragraph">
      <loext:graphic-properties draw:fill="none" draw:fill-color="#ffffff"/>
    </style:style>
    <style:style style:name="P48" style:family="paragraph">
      <style:paragraph-properties fo:text-align="center" style:writing-mode="lr-tb"/>
      <style:text-properties fo:font-weight="bold"/>
    </style:style>
    <style:style style:name="P49" style:family="paragraph">
      <style:text-properties fo:font-size="14pt"/>
    </style:style>
    <style:style style:name="P50" style:family="paragraph">
      <loext:graphic-properties draw:fill="none" draw:fill-color="#ffffff"/>
      <style:text-properties fo:font-size="14pt" fo:font-weight="bold"/>
    </style:style>
    <style:style style:name="P51" style:family="paragraph">
      <loext:graphic-properties draw:fill="solid" draw:fill-color="#ffffff" draw:opacity="100%"/>
      <style:paragraph-properties fo:text-align="center" style:writing-mode="lr-tb"/>
      <style:text-properties fo:font-weight="bold"/>
    </style:style>
    <style:style style:name="P52" style:family="paragraph">
      <style:paragraph-properties fo:text-align="center"/>
      <style:text-properties fo:font-size="6pt" fo:font-weight="bold" style:font-size-asian="6pt" style:font-size-complex="6pt"/>
    </style:style>
    <style:style style:name="P53" style:family="paragraph">
      <style:paragraph-properties fo:text-align="center" style:writing-mode="lr-tb"/>
      <style:text-properties fo:font-size="6pt" fo:font-weight="bold" style:font-size-asian="6pt" style:font-size-complex="6pt"/>
    </style:style>
    <style:style style:name="P54" style:family="paragraph">
      <style:paragraph-properties fo:text-align="center"/>
      <style:text-properties fo:font-size="6pt" fo:font-weight="bold"/>
    </style:style>
    <style:style style:name="P55" style:family="paragraph">
      <style:paragraph-properties fo:text-align="center" style:writing-mode="lr-tb"/>
      <style:text-properties fo:font-size="6pt" fo:font-weight="bold"/>
    </style:style>
    <style:style style:name="T1" style:family="text">
      <style:text-properties fo:font-weight="bold"/>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0pt" fo:font-weight="bold"/>
    </style:style>
    <style:style style:name="T4" style:family="text">
      <style:text-properties fo:font-size="14pt" fo:font-weight="bold" style:font-size-asian="14pt" style:font-size-complex="14pt"/>
    </style:style>
    <style:style style:name="T5" style:family="text">
      <style:text-properties style:font-name="NanumBarunGothic" fo:font-size="10pt" style:font-size-asian="10pt" style:font-size-complex="10pt"/>
    </style:style>
    <style:style style:name="T6" style:family="text">
      <style:text-properties style:font-name="NanumBarunGothic" fo:font-size="10pt" style:font-size-asian="12pt" style:font-size-complex="12pt"/>
    </style:style>
    <style:style style:name="T7" style:family="text">
      <style:text-properties style:font-name="NanumBarunGothic" fo:font-size="10pt"/>
    </style:style>
    <style:style style:name="T8" style:family="text">
      <style:text-properties style:font-name="NanumBarunGothic" fo:font-size="10pt" fo:font-weight="bold" style:font-weight-asian="bold"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weight="bold" style:font-weight-asian="bold" style:font-weight-complex="bold"/>
    </style:style>
    <style:style style:name="T11" style:family="text">
      <style:text-properties style:font-name="NanumBarunGothic" fo:font-size="10pt"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style:font-name="NanumBarunGothic"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font-variant="normal" fo:text-transform="none" style:use-window-font-color="true" loext:opacity="0%" style:text-outline="false" style:text-line-through-style="none" style:text-line-through-type="none" style:font-name="NanumBarunGothic" fo:font-size="10pt" fo:font-style="normal" fo:text-shadow="none" style:text-underline-style="none" fo:font-weight="normal" style:letter-kerning="true" style:font-name-asian="Noto Sans CJK KR"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5" style:family="text">
      <style:text-properties fo:font-size="10pt"/>
    </style:style>
    <style:style style:name="T16" style:family="text">
      <style:text-properties fo:font-size="15pt" fo:text-shadow="1pt 1pt" fo:font-weight="bold" style:font-size-asian="15pt" style:font-weight-asian="bold" style:font-size-complex="15pt" style:font-weight-complex="bold"/>
    </style:style>
    <style:style style:name="T17" style:family="text">
      <style:text-properties style:font-name="NanumBarunGothic" fo:font-size="12pt" fo:font-weight="bold" style:font-size-asian="12pt" style:font-weight-asian="bold" style:font-size-complex="12pt" style:font-weight-complex="bold"/>
    </style:style>
    <style:style style:name="T18" style:family="text">
      <style:text-properties fo:font-size="8pt" fo:font-weight="bold" style:font-size-asian="8pt" style:font-size-complex="8pt"/>
    </style:style>
    <style:style style:name="T19" style:family="text">
      <style:text-properties fo:font-size="9pt" style:font-size-asian="10pt" style:font-size-complex="10pt"/>
    </style:style>
    <style:style style:name="T20" style:family="text">
      <style:text-properties fo:font-size="9pt"/>
    </style:style>
    <style:style style:name="T21" style:family="text">
      <style:text-properties style:font-name="NanumBarunGothic" fo:font-size="9pt" style:font-size-asian="10pt" style:font-size-complex="10pt"/>
    </style:style>
    <style:style style:name="T22" style:family="text">
      <style:text-properties style:font-name="NanumBarunGothic" fo:font-size="9pt"/>
    </style:style>
    <style:style style:name="T23" style:family="text">
      <style:text-properties fo:font-size="6pt" fo:font-weight="bold" style:font-size-asian="6pt" style:font-size-complex="6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2" draw:layer="layout" svg:width="10.16cm" svg:height="0.949cm" draw:transform="rotate (-1.5707963267949) translate (1.214cm 8.302cm)">
          <text:p text:style-name="P1"><text:span text:style-name="T1">Geometrical/Topological</text:span></text:p>
          <draw:enhanced-geometry draw:mirror-horizontal="true" draw:text-areas="4000 ?f1 ?f5 ?f2" draw:glue-points="0 10800 21600 10800 ?f0 0 ?f0 21600" draw:type="mso-spt100" draw:modifiers="20200.0994530085 4842.94736842105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2" draw:text-style-name="P4" draw:layer="layout" svg:width="7.82cm" svg:height="27.94cm" svg:x="9.79cm" svg:y="1.652cm">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2">Verification </text:span><text:span text:style-name="T2">&amp; Test</text:span></text:p>
          <draw:enhanced-geometry svg:viewBox="0 0 21600 21600" draw:type="rectangle" draw:enhanced-path="M 0 0 L 21600 0 21600 21600 0 21600 0 0 Z N"/>
        </draw:custom-shape>
        <draw:custom-shape draw:style-name="gr3" draw:text-style-name="P6" draw:layer="layout" svg:width="7.735cm" svg:height="27.94cm" svg:x="1.62cm" svg:y="1.652cm">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3"/></text:p>
          <text:p text:style-name="P5"><text:span text:style-name="T4">Design</text:span></text:p>
          <draw:enhanced-geometry svg:viewBox="0 0 21600 21600" draw:mirror-horizontal="false" draw:mirror-vertical="false" draw:type="rectangle" draw:enhanced-path="M 0 0 L 21600 0 21600 21600 0 21600 0 0 Z N"/>
        </draw:custom-shape>
        <draw:custom-shape draw:style-name="gr4" draw:text-style-name="P8" draw:layer="layout" svg:width="3.637cm" svg:height="2.34cm" svg:x="17.113cm" svg:y="0.065cm">
          <text:p text:style-name="P7"><text:span text:style-name="T5">Huge Libs.</text:span></text:p>
          <text:p text:style-name="P7"><text:span text:style-name="T5">[C++ &amp; Python]</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5" draw:text-style-name="P10" draw:layer="layout" svg:width="3.81cm" svg:height="1.269cm" svg:x="15.923cm" svg:y="3.276cm">
          <text:p text:style-name="P9"><text:span text:style-name="T6">Data Visualization</text:span></text:p>
          <text:p text:style-name="P9"><text:span text:style-name="T6">[python/matplo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6" draw:text-style-name="P12" draw:layer="layout" svg:width="5.08cm" svg:height="1.27cm" svg:x="12.212cm" svg:y="14.987cm">
          <text:p text:style-name="P11"><text:span text:style-name="T7">Switch-</text:span><text:span text:style-name="T7">Level </text:span><text:span text:style-name="T7">Simulation</text:span><text:span text:style-name="T7"><text:line-break/></text:span><text:span text:style-name="T7">[irsim](Tcl </text:span><text:span text:style-name="T7">script)</text:span></text:p>
          <draw:enhanced-geometry svg:viewBox="0 0 21600 21600" draw:type="rectangle" draw:enhanced-path="M 0 0 L 21600 0 21600 21600 0 21600 0 0 Z N"/>
        </draw:custom-shape>
        <draw:custom-shape draw:style-name="gr7" draw:text-style-name="P12" draw:layer="layout" svg:width="5.398cm" svg:height="2.222cm" svg:x="1.952cm" svg:y="16.275cm">
          <text:p text:style-name="P13"><text:span text:style-name="T7">Cell migration</text:span><text:span text:style-name="T7"><text:line-break/></text:span><text:span text:style-name="T7"> <text:s text:c="7"/>[</text:span><text:span text:style-name="T8">Magic</text:span><text:span text:style-name="T7">]</text:span></text:p>
          <text:p text:style-name="P11"><text:span text:style-name="T7"/></text:p>
          <text:p text:style-name="P11"><text:span text:style-name="T7"/></text:p>
          <text:p text:style-name="P11"><text:span text:style-name="T7"/></text:p>
          <draw:enhanced-geometry svg:viewBox="0 0 21600 21600" draw:type="rectangle" draw:enhanced-path="M 0 0 L 21600 0 21600 21600 0 21600 0 0 Z N"/>
        </draw:custom-shape>
        <draw:custom-shape draw:style-name="gr8" draw:text-style-name="P14" draw:layer="layout" svg:width="3.175cm" svg:height="1.705cm" svg:x="2.905cm" svg:y="17.31cm">
          <text:p text:style-name="P3">Layout</text:p>
          <text:p text:style-name="P3">.mag</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9" draw:text-style-name="P15" draw:layer="layout" svg:x1="5.545cm" svg:y1="18.162cm" svg:x2="12.847cm" svg:y2="15.622cm">
          <text:p/>
        </draw:line>
        <draw:custom-shape draw:style-name="gr10" draw:text-style-name="P14" draw:layer="layout" svg:width="7.202cm" svg:height="1.395cm" svg:x="9.455cm" svg:y="27.505cm">
          <text:p text:style-name="P3">Process node.: NSPL050</text:p>
          <text:p text:style-name="P3">(0.5um CMOS 2-Poly/3Metal)</text:p>
          <draw:enhanced-geometry svg:viewBox="0 0 21600 21600" draw:type="rectangle" draw:enhanced-path="M 0 0 L 21600 0 21600 21600 0 21600 0 0 Z N"/>
        </draw:custom-shape>
        <draw:custom-shape draw:style-name="gr11" draw:text-style-name="P14" draw:layer="layout" svg:width="1.587cm" svg:height="1.79cm" svg:x="18.245cm" svg:y="12.13cm">
          <text:p text:style-name="P3">FPGA</text:p>
          <text:p text:style-name="P3">/</text:p>
          <text:p text:style-name="P3"><text:span text:style-name="T9">Chip</text:span></text:p>
          <draw:enhanced-geometry svg:viewBox="0 0 21600 21600" draw:type="rectangle" draw:enhanced-path="M 0 0 L 21600 0 21600 21600 0 21600 0 0 Z N"/>
        </draw:custom-shape>
        <draw:polygon draw:style-name="gr12" draw:text-style-name="P16" draw:layer="layout" svg:width="1.831cm" svg:height="3.207cm" svg:x="17.442cm" svg:y="11.495cm" svg:viewBox="0 0 1832 3208" draw:points="569,498 1797,498 1797,0 0,0 0,3208 1832,3208 1832,2586 583,2586 583,491">
          <text:p text:style-name="P3">Arduino</text:p>
          <text:p text:style-name="P3"><text:span text:style-name="T10">PSCE-API</text:span></text:p>
          <text:p text:style-name="P3"><text:span text:style-name="T10"/></text:p>
          <text:p text:style-name="P3"/>
          <text:p text:style-name="P3"/>
          <text:p text:style-name="P3"/>
          <text:p text:style-name="P3"/>
          <text:p text:style-name="P3"/>
          <text:p text:style-name="P3"/>
          <text:p text:style-name="P3"/>
        </draw:polygon>
        <draw:custom-shape draw:style-name="gr13" draw:text-style-name="P18" draw:layer="layout" svg:width="13.853cm" svg:height="0.944cm" draw:transform="skewX (0.00314159265358982) rotate (1.35891335560278) translate (15.423cm 27.239cm)">
          <text:p text:style-name="P17"><text:s text:c="9"/>Chip-out(package/28pin SOIC)</text:p>
          <draw:enhanced-geometry draw:mirror-horizontal="false" draw:mirror-vertical="false" draw:text-areas="4000 ?f1 ?f5 ?f2" draw:glue-points="0 10800 21600 10800 ?f0 0 ?f0 21600" draw:type="mso-spt100" draw:modifiers="19671.3728886964 3748.57142857143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4" draw:text-style-name="P12" draw:layer="layout" svg:width="5.398cm" svg:height="2.223cm" svg:x="1.952cm" svg:y="19.767cm">
          <text:p text:style-name="P13"><text:span text:style-name="T7"><text:s text:c="2"/></text:span><text:span text:style-name="T7">Edit Layout</text:span></text:p>
          <text:p text:style-name="P13"><text:span text:style-name="T7"><text:s text:c="12"/></text:span><text:span text:style-name="T7">[</text:span><text:span text:style-name="T8">Magic</text:span><text:span text:style-name="T7">]</text:span></text:p>
          <text:p text:style-name="P11"><text:span text:style-name="T7"/></text:p>
          <text:p text:style-name="P11"><text:span text:style-name="T7"/></text:p>
          <text:p text:style-name="P11"><text:span text:style-name="T7"/></text:p>
          <draw:enhanced-geometry svg:viewBox="0 0 21600 21600" draw:type="rectangle" draw:enhanced-path="M 0 0 L 21600 0 21600 21600 0 21600 0 0 Z N"/>
        </draw:custom-shape>
        <draw:custom-shape draw:style-name="gr15" draw:text-style-name="P14" draw:layer="layout" svg:width="3.175cm" svg:height="1.688cm" svg:x="2.905cm" svg:y="20.928cm">
          <text:p text:style-name="P3">Layout</text:p>
          <text:p text:style-name="P3">.mag <text:s/>.spice</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16" draw:text-style-name="P12" xml:id="id3" draw:id="id3" draw:layer="layout" svg:width="5.398cm" svg:height="2.54cm" svg:x="1.952cm" svg:y="6.115cm">
          <text:p text:style-name="P13"><text:span text:style-name="T7"><text:s text:c="2"/></text:span><text:span text:style-name="T7">Logic </text:span><text:span text:style-name="T7">Synthesis</text:span></text:p>
          <text:p text:style-name="P13"><text:span text:style-name="T7"><text:s text:c="8"/></text:span><text:span text:style-name="T7">[</text:span><text:span text:style-name="T8">Yosys</text:span><text:span text:style-name="T7">]</text:span></text:p>
          <text:p text:style-name="P11"><text:span text:style-name="T7"/></text:p>
          <text:p text:style-name="P11"><text:span text:style-name="T7"/></text:p>
          <text:p text:style-name="P11"><text:span text:style-name="T7"/></text:p>
          <text:p text:style-name="P11"><text:span text:style-name="T7"/></text:p>
          <draw:enhanced-geometry svg:viewBox="0 0 21600 21600" draw:type="rectangle" draw:enhanced-path="M 0 0 L 21600 0 21600 21600 0 21600 0 0 Z N"/>
        </draw:custom-shape>
        <draw:custom-shape draw:style-name="gr17" draw:text-style-name="P20" draw:layer="layout" svg:width="3.81cm" svg:height="1.905cm" svg:x="3.222cm" svg:y="7.05cm">
          <text:p text:style-name="P19"><text:span text:style-name="T5">Netlist <text:s text:c="14"/>.v</text:span></text:p>
          <text:p text:style-name="P7"><text:span text:style-name="T5">.v <text:s/>.spice</text:span></text:p>
          <text:p text:style-name="P19"><text:span text:style-name="T5"><text:s text:c="7"/></text:span><text:span text:style-name="T5">.cel</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18" draw:text-style-name="P15" draw:layer="layout" svg:x1="6.068cm" svg:y1="7.706cm" svg:x2="11.895cm" svg:y2="12.447cm">
          <text:p/>
        </draw:line>
        <draw:custom-shape draw:style-name="gr19" draw:text-style-name="P14" draw:layer="layout" svg:width="1.588cm" svg:height="1.27cm" svg:x="13.647cm" svg:y="16.592cm">
          <text:p text:style-name="P3">Report</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line draw:style-name="gr20" draw:text-style-name="P15" draw:layer="layout" svg:x1="5.545cm" svg:y1="21.337cm" svg:x2="12.847cm" svg:y2="15.94cm">
          <text:p/>
        </draw:line>
        <draw:custom-shape draw:style-name="gr21" draw:text-style-name="P22" draw:layer="layout" svg:width="5.615cm" svg:height="2.523cm" svg:x="1.735cm" svg:y="9.507cm">
          <text:p text:style-name="P13"><text:span text:style-name="T7"><text:s text:c="2"/></text:span><text:span text:style-name="T7">Auto-</text:span><text:span text:style-name="T7">Placement</text:span></text:p>
          <text:p text:style-name="P13"><text:span text:style-name="T7"><text:s text:c="7"/></text:span><text:span text:style-name="T7">(incl. </text:span><text:span text:style-name="T7">Buffer </text:span><text:span text:style-name="T7">insertion)</text:span></text:p>
          <text:p text:style-name="P21"><text:span text:style-name="T7"><text:s text:c="8"/></text:span><text:span text:style-name="T7">[</text:span><text:span text:style-name="T8">GrayWolf</text:span><text:span text:style-name="T7">]</text:span></text:p>
          <text:p text:style-name="P11"><text:span text:style-name="T7"/></text:p>
          <text:p text:style-name="P11"><text:span text:style-name="T7"/></text:p>
          <text:p text:style-name="P11"><text:span text:style-name="T7"/></text:p>
          <draw:enhanced-geometry svg:viewBox="0 0 21600 21600" draw:type="rectangle" draw:enhanced-path="M 0 0 L 21600 0 21600 21600 0 21600 0 0 Z N"/>
        </draw:custom-shape>
        <draw:custom-shape draw:style-name="gr22" draw:text-style-name="P8" draw:layer="layout" svg:width="3.81cm" svg:height="1.923cm" svg:x="3.005cm" svg:y="10.842cm">
          <text:p text:style-name="P7"><text:span text:style-name="T5">Netlist</text:span></text:p>
          <text:p text:style-name="P7"><text:span text:style-name="T5">.def <text:s/>.v <text:s/>.spice</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3" draw:text-style-name="P24" draw:layer="layout" svg:width="6.41cm" svg:height="5.58cm" svg:x="8.242cm" svg:y="18.197cm">
          <text:p text:style-name="P23"><text:span text:style-name="T11">Sign-Off</text:span></text:p>
          <text:p text:style-name="P23"><text:span text:style-name="T7"/></text:p>
          <text:p text:style-name="P23"><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text:p text:style-name="P11"><text:span text:style-name="T7"/></text:p>
          <draw:enhanced-geometry svg:viewBox="0 0 21600 21600" draw:mirror-horizontal="false" draw:mirror-vertical="false" draw:type="rectangle" draw:enhanced-path="M 0 0 L 21600 0 21600 21600 0 21600 0 0 Z N"/>
        </draw:custom-shape>
        <draw:custom-shape draw:style-name="gr24" draw:text-style-name="P26" draw:layer="layout" svg:width="4.762cm" svg:height="1.588cm" svg:x="10.39cm" svg:y="4.527cm">
          <text:p text:style-name="P25"><text:span text:style-name="T5">Func. </text:span><text:span text:style-name="T5">Simul</text:span><text:span text:style-name="T5">ation</text:span></text:p>
          <text:p text:style-name="P25"><text:span text:style-name="T5"/></text:p>
          <text:p text:style-name="P25"><text:span text:style-name="T5"/></text:p>
          <draw:enhanced-geometry svg:viewBox="0 0 21600 21600" draw:mirror-horizontal="false" draw:mirror-vertical="false" draw:type="rectangle" draw:enhanced-path="M 0 0 L 21600 0 21600 21600 0 21600 0 0 Z N"/>
        </draw:custom-shape>
        <draw:custom-shape draw:style-name="gr25" draw:text-style-name="P26" xml:id="id1" draw:id="id1" draw:layer="layout" svg:width="3.71cm" svg:height="1.27cm" svg:x="7.032cm" svg:y="3.14cm">
          <text:p text:style-name="P25"><text:span text:style-name="T5">SC/C+</text:span><text:span text:style-name="T5">+ </text:span><text:span text:style-name="T5">Transl</text:span><text:span text:style-name="T5">ation</text:span><text:span text:style-name="T5"><text:line-break/></text:span><text:span text:style-name="T5">[</text:span><text:span text:style-name="T12">Verila</text:span><text:span text:style-name="T12">tor</text:span><text:span text:style-name="T5">]</text:span></text:p>
          <draw:enhanced-geometry svg:viewBox="0 0 21600 21600" draw:type="rectangle" draw:enhanced-path="M 0 0 L 21600 0 21600 21600 0 21600 0 0 Z N"/>
        </draw:custom-shape>
        <draw:custom-shape draw:style-name="gr26" draw:text-style-name="P12" draw:layer="layout" svg:width="5.398cm" svg:height="1.27cm" svg:x="8.62cm" svg:y="18.815cm">
          <text:p text:style-name="P11"><text:span text:style-name="T7">LVS(Netlist </text:span><text:span text:style-name="T7">Compare)</text:span></text:p>
          <text:p text:style-name="P11"><text:span text:style-name="T7">[NetGen]</text:span></text:p>
          <draw:enhanced-geometry svg:viewBox="0 0 21600 21600" draw:type="rectangle" draw:enhanced-path="M 0 0 L 21600 0 21600 21600 0 21600 0 0 Z N"/>
        </draw:custom-shape>
        <draw:custom-shape draw:style-name="gr26" draw:text-style-name="P12" draw:layer="layout" svg:width="5.398cm" svg:height="1.27cm" svg:x="8.619cm" svg:y="20.502cm">
          <text:p text:style-name="P11"><text:span text:style-name="T7">DRC(Design Rule Check)</text:span></text:p>
          <text:p text:style-name="P11"><text:span text:style-name="T7">[Magic]</text:span></text:p>
          <draw:enhanced-geometry svg:viewBox="0 0 21600 21600" draw:type="rectangle" draw:enhanced-path="M 0 0 L 21600 0 21600 21600 0 21600 0 0 Z N"/>
        </draw:custom-shape>
        <draw:custom-shape draw:style-name="gr26" draw:text-style-name="P12" draw:layer="layout" svg:width="5.398cm" svg:height="1.27cm" svg:x="1.952cm" svg:y="23.577cm">
          <text:p text:style-name="P11"><text:span text:style-name="T7">Chip-</text:span><text:span text:style-name="T7">Top(Pad-</text:span><text:span text:style-name="T7">Route)</text:span></text:p>
          <text:p text:style-name="P11"><text:span text:style-name="T7">[</text:span><text:span text:style-name="T8">Magic</text:span><text:span text:style-name="T7">]</text:span></text:p>
          <draw:enhanced-geometry svg:viewBox="0 0 21600 21600" draw:type="rectangle" draw:enhanced-path="M 0 0 L 21600 0 21600 21600 0 21600 0 0 Z N"/>
        </draw:custom-shape>
        <draw:custom-shape draw:style-name="gr26" draw:text-style-name="P12" draw:layer="layout" svg:width="5.398cm" svg:height="1.27cm" svg:x="1.952cm" svg:y="25.482cm">
          <text:p text:style-name="P11"><text:span text:style-name="T7">GDS generation</text:span><text:span text:style-name="T7"><text:line-break/></text:span><text:span text:style-name="T7">[</text:span><text:span text:style-name="T8">Magic</text:span><text:span text:style-name="T7">]</text:span></text:p>
          <draw:enhanced-geometry svg:viewBox="0 0 21600 21600" draw:type="rectangle" draw:enhanced-path="M 0 0 L 21600 0 21600 21600 0 21600 0 0 Z N"/>
        </draw:custom-shape>
        <draw:custom-shape draw:style-name="gr27" draw:text-style-name="P12" draw:layer="layout" svg:width="3.592cm" svg:height="1.253cm" svg:x="8.62cm" svg:y="26.052cm">
          <text:p text:style-name="P11"><text:span text:style-name="T7">GDS Review</text:span></text:p>
          <text:p text:style-name="P11"><text:span text:style-name="T7">[</text:span><text:span text:style-name="T8">Klayout</text:span><text:span text:style-name="T7">]</text:span></text:p>
          <draw:enhanced-geometry svg:viewBox="0 0 21600 21600" draw:type="rectangle" draw:enhanced-path="M 0 0 L 21600 0 21600 21600 0 21600 0 0 Z N"/>
        </draw:custom-shape>
        <draw:custom-shape draw:style-name="gr28" draw:text-style-name="P8" xml:id="id2" draw:id="id2" draw:layer="layout" svg:width="3.81cm" svg:height="1.905cm" svg:x="1.917cm" svg:y="2.339cm">
          <text:p text:style-name="P7"><text:span text:style-name="T5">RTLDesign</text:span></text:p>
          <text:p text:style-name="P7"><text:span text:style-name="T5">[Verilog]</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29" draw:text-style-name="P28" draw:layer="layout" svg:width="2.858cm" svg:height="1.47cm" svg:x="16.874cm" svg:y="5.462cm">
          <text:p text:style-name="P27"><text:span text:style-name="T13"/></text:p>
          <text:p text:style-name="P27"><text:span text:style-name="T13">Func. Model</text:span></text:p>
          <text:p text:style-name="P27"><text:span text:style-name="T13">.v</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0" draw:text-style-name="P8" draw:layer="layout" svg:width="4.127cm" svg:height="1.905cm" svg:x="11.813cm" svg:y="0.717cm">
          <text:p text:style-name="P7"><text:span text:style-name="T5">Executable Spec.</text:span></text:p>
          <text:p text:style-name="P7"><text:span text:style-name="T5">[</text:span><text:span text:style-name="T12">SystemC</text:span><text:span text:style-name="T5">/C++]</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ustom-shape draw:style-name="gr31" draw:text-style-name="P10" draw:layer="layout" svg:width="4.445cm" svg:height="1.269cm" svg:x="16.34cm" svg:y="2.076cm">
          <text:p text:style-name="P9"><text:span text:style-name="T14">Interactive/Scientific </text:span><text:span text:style-name="T6">Stimulus</text:span></text:p>
          <text:p text:style-name="P9"><text:span text:style-name="T6">[SDL2/GSL]</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onnector draw:style-name="gr32" draw:text-style-name="P16" draw:layer="layout" draw:type="lines" draw:line-skew="0.135cm" svg:x1="10.742cm" svg:y1="3.775cm" svg:x2="11.477cm" svg:y2="4.527cm" draw:start-shape="id1" draw:start-glue-point="1" svg:d="M10742 3775h661l74 752" svg:viewBox="0 0 736 753">
          <text:p/>
        </draw:connector>
        <draw:line draw:style-name="gr33" draw:text-style-name="P16" draw:layer="layout" svg:x1="14.117cm" svg:y1="3.457cm" svg:x2="14.117cm" svg:y2="5.462cm">
          <text:p/>
        </draw:line>
        <draw:custom-shape draw:style-name="gr34" draw:text-style-name="P28" draw:layer="layout" svg:width="2.457cm" svg:height="1.605cm" svg:x="7.65cm" svg:y="4.827cm">
          <text:p text:style-name="P27"><text:span text:style-name="T13"/></text:p>
          <text:p text:style-name="P27"><text:span text:style-name="T13">Liberty</text:span></text:p>
          <text:p text:style-name="P27"><text:span text:style-name="T13">.li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35" draw:text-style-name="P15" draw:layer="layout" svg:x1="7.985cm" svg:y1="6.115cm" svg:x2="6.715cm" svg:y2="6.75cm">
          <text:p/>
        </draw:line>
        <draw:connector draw:style-name="gr36" draw:text-style-name="P15" draw:layer="layout" draw:line-skew="-0.238cm" svg:x1="5.727cm" svg:y1="3.291cm" svg:x2="7.032cm" svg:y2="3.775cm" draw:start-shape="id2" draw:end-shape="id1" draw:end-glue-point="3" svg:d="M5727 3291h403v484h902" svg:viewBox="0 0 1306 485">
          <text:p/>
        </draw:connector>
        <draw:connector draw:style-name="gr37" draw:text-style-name="P15" draw:layer="layout" svg:x1="3.822cm" svg:y1="4.244cm" svg:x2="4.651cm" svg:y2="6.115cm" draw:start-shape="id2" draw:end-shape="id3" draw:end-glue-point="0" svg:d="M3822 4244v932h829v939" svg:viewBox="0 0 830 1872">
          <text:p/>
        </draw:connector>
        <draw:line draw:style-name="gr38" draw:text-style-name="P15" draw:layer="layout" svg:x1="12.76cm" svg:y1="17.227cm" svg:x2="13.682cm" svg:y2="17.227cm">
          <text:p/>
        </draw:line>
        <draw:custom-shape draw:style-name="gr39" draw:text-style-name="P28" draw:layer="layout" svg:width="2.322cm" svg:height="1.27cm" svg:x="8.62cm" svg:y="12.147cm">
          <text:p text:style-name="P27"><text:span text:style-name="T13">LEF</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40" draw:text-style-name="P15" draw:layer="layout" svg:x1="4.275cm" svg:y1="8.737cm" svg:x2="4.275cm" svg:y2="9.372cm">
          <text:p/>
        </draw:line>
        <draw:line draw:style-name="gr41" draw:text-style-name="P15" draw:layer="layout" svg:x1="8.937cm" svg:y1="12.782cm" svg:x2="6.715cm" svg:y2="11.195cm">
          <text:p/>
        </draw:line>
        <draw:custom-shape draw:style-name="gr42" draw:text-style-name="P3" draw:layer="layout" svg:width="0.5cm" svg:height="1.27cm" svg:x="9.355cm" svg:y="6.75cm">
          <text:p/>
          <draw:enhanced-geometry svg:viewBox="0 0 21600 21600" draw:glue-points="10800 0 0 10800 10800 21600 21600 10800" draw:type="flowchart-process" draw:enhanced-path="M 0 0 L 21600 0 21600 21600 0 21600 0 0 Z N"/>
        </draw:custom-shape>
        <draw:line draw:style-name="gr43" draw:text-style-name="P15" draw:layer="layout" svg:x1="9.855cm" svg:y1="7.067cm" svg:x2="10.807cm" svg:y2="7.067cm">
          <text:p/>
        </draw:line>
        <draw:custom-shape draw:style-name="gr44" draw:text-style-name="P3" draw:layer="layout" svg:width="0.318cm" svg:height="1.27cm" svg:x="16.098cm" svg:y="6.754cm">
          <text:p/>
          <draw:enhanced-geometry svg:viewBox="0 0 21600 21600" draw:glue-points="10800 0 0 10800 10800 21600 21600 10800" draw:type="flowchart-process" draw:enhanced-path="M 0 0 L 21600 0 21600 21600 0 21600 0 0 Z N"/>
        </draw:custom-shape>
        <draw:line draw:style-name="gr45" draw:text-style-name="P15" draw:layer="layout" svg:x1="17.492cm" svg:y1="6.732cm" svg:x2="16.44cm" svg:y2="7.067cm">
          <text:p/>
        </draw:line>
        <draw:line draw:style-name="gr46" draw:text-style-name="P15" draw:layer="layout" svg:x1="4.175cm" svg:y1="12.147cm" svg:x2="4.175cm" svg:y2="13.1cm">
          <text:p/>
        </draw:line>
        <draw:custom-shape draw:style-name="gr47" draw:text-style-name="P14" draw:layer="layout" svg:width="2.54cm" svg:height="0.635cm" svg:x="8.302cm" svg:y="11.195cm">
          <text:p text:style-name="P3">Port &amp; Size</text:p>
          <draw:enhanced-geometry svg:viewBox="0 0 21600 21600" draw:text-areas="800 800 20800 20800" draw:type="round-rectangular-callout" draw:modifiers="-3425.73789846517 28833.962264150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14" draw:layer="layout" svg:width="2.858cm" svg:height="0.835cm" svg:x="8.185cm" svg:y="13.517cm">
          <text:p text:style-name="P3">Route Rule</text:p>
          <text:p text:style-name="P3">Port &amp; OBS</text:p>
          <draw:enhanced-geometry svg:viewBox="0 0 21600 21600" draw:text-areas="800 800 20800 20800" draw:type="round-rectangular-callout" draw:modifiers="-543.966421825813 -3436.3636363636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9" draw:text-style-name="P15" draw:layer="layout" svg:x1="3.957cm" svg:y1="12.13cm" svg:x2="8.72cm" svg:y2="16.892cm">
          <text:p/>
        </draw:line>
        <draw:custom-shape draw:style-name="gr50" draw:text-style-name="P22" draw:layer="layout" svg:width="5.398cm" svg:height="2.205cm" svg:x="1.952cm" svg:y="13.1cm">
          <text:p text:style-name="P13"><text:span text:style-name="T7">Auto-Router</text:span><text:span text:style-name="T7"><text:line-break/></text:span><text:span text:style-name="T7"> <text:s text:c="7"/>[</text:span><text:span text:style-name="T8">Qrouter</text:span><text:span text:style-name="T7">]</text:span></text:p>
          <text:p text:style-name="P11"><text:span text:style-name="T7"/></text:p>
          <text:p text:style-name="P11"><text:span text:style-name="T7"/></text:p>
          <text:p text:style-name="P11"><text:span text:style-name="T7"/></text:p>
          <draw:enhanced-geometry svg:viewBox="0 0 21600 21600" draw:type="rectangle" draw:enhanced-path="M 0 0 L 21600 0 21600 21600 0 21600 0 0 Z N"/>
        </draw:custom-shape>
        <draw:custom-shape draw:style-name="gr51" draw:text-style-name="P8" draw:layer="layout" svg:width="3.81cm" svg:height="1.805cm" svg:x="2.905cm" svg:y="14.035cm">
          <text:p text:style-name="P7"><text:span text:style-name="T5">Netlist</text:span></text:p>
          <text:p text:style-name="P7"><text:span text:style-name="T5">.def <text:s text:c="3"/>.spi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line draw:style-name="gr52" draw:text-style-name="P29" draw:layer="layout" svg:x1="6.815cm" svg:y1="20.702cm" svg:x2="9.255cm" svg:y2="19.45cm">
          <text:p/>
        </draw:line>
        <draw:line draw:style-name="gr53" draw:text-style-name="P29" draw:layer="layout" svg:x1="6.815cm" svg:y1="21.02cm" svg:x2="9.255cm" svg:y2="21.037cm">
          <text:p/>
        </draw:line>
        <draw:line draw:style-name="gr54" draw:text-style-name="P15" draw:layer="layout" svg:x1="4.175cm" svg:y1="18.497cm" svg:x2="4.175cm" svg:y2="19.767cm">
          <text:p/>
        </draw:line>
        <draw:line draw:style-name="gr55" draw:text-style-name="P15" draw:layer="layout" svg:x1="4.175cm" svg:y1="22.107cm" svg:x2="4.175cm" svg:y2="23.577cm">
          <text:p/>
        </draw:line>
        <draw:custom-shape draw:style-name="gr56" draw:text-style-name="P28" draw:layer="layout" svg:width="3.492cm" svg:height="2.005cm" svg:x="8.62cm" svg:y="23.895cm">
          <text:p text:style-name="P27"><text:span text:style-name="T13"/></text:p>
          <text:p text:style-name="P27"><text:span text:style-name="T13">Magic Tech </text:span><text:span text:style-name="T13">File</text:span></text:p>
          <text:p text:style-name="P27"><text:span text:style-name="T13">.tech</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7" draw:text-style-name="P14" draw:layer="layout" svg:width="3.945cm" svg:height="1.387cm" svg:x="12.095cm" svg:y="23.66cm">
          <text:p text:style-name="P3">Design Rule</text:p>
          <text:p text:style-name="P3">GDS Import/Export</text:p>
          <draw:enhanced-geometry svg:viewBox="0 0 21600 21600" draw:text-areas="800 800 20800 20800" draw:type="round-rectangular-callout" draw:modifiers="-2611.04916371009 20557.348703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58" draw:text-style-name="P15" draw:layer="layout" svg:x1="9.037cm" svg:y1="25.465cm" svg:x2="7.032cm" svg:y2="26.117cm">
          <text:p/>
        </draw:line>
        <draw:line draw:style-name="gr58" draw:text-style-name="P15" draw:layer="layout" svg:x1="9.037cm" svg:y1="25.147cm" svg:x2="7.032cm" svg:y2="24.212cm">
          <text:p/>
        </draw:line>
        <draw:line draw:style-name="gr58" draw:text-style-name="P15" draw:layer="layout" svg:x1="10.307cm" svg:y1="24.195cm" svg:x2="11.16cm" svg:y2="21.555cm">
          <text:p/>
        </draw:line>
        <draw:custom-shape draw:style-name="gr26" draw:text-style-name="P12" draw:layer="layout" svg:width="5.398cm" svg:height="1.27cm" svg:x="8.619cm" svg:y="22.19cm">
          <text:p text:style-name="P11"><text:span text:style-name="T7">Stacked VIA Check</text:span><text:span text:style-name="T7"><text:line-break/></text:span><text:span text:style-name="T7">(check_via_stack.py)</text:span></text:p>
          <draw:enhanced-geometry svg:viewBox="0 0 21600 21600" draw:type="rectangle" draw:enhanced-path="M 0 0 L 21600 0 21600 21600 0 21600 0 0 Z N"/>
        </draw:custom-shape>
        <draw:line draw:style-name="gr59" draw:text-style-name="P29" draw:layer="layout" svg:x1="6.815cm" svg:y1="21.337cm" svg:x2="9.572cm" svg:y2="22.625cm">
          <text:p/>
        </draw:line>
        <draw:custom-shape draw:style-name="gr60" draw:text-style-name="P14" draw:layer="layout" svg:width="3.492cm" svg:height="1.587cm" svg:x="2.47cm" svg:y="27.07cm">
          <text:p text:style-name="P3">Tape-Out:</text:p>
          <text:p text:style-name="P3">GDS</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55" draw:text-style-name="P15" draw:layer="layout" svg:x1="4.175cm" svg:y1="24.607cm" svg:x2="4.175cm" svg:y2="25.482cm">
          <text:p/>
        </draw:line>
        <draw:line draw:style-name="gr55" draw:text-style-name="P15" draw:layer="layout" svg:x1="4.175cm" svg:y1="26.607cm" svg:x2="4.175cm" svg:y2="27.387cm">
          <text:p/>
        </draw:line>
        <draw:line draw:style-name="gr61" draw:text-style-name="P15" draw:layer="layout" svg:x1="3.992cm" svg:y1="15.322cm" svg:x2="3.992cm" svg:y2="16.275cm">
          <text:p/>
        </draw:line>
        <draw:line draw:style-name="gr55" draw:text-style-name="P15" draw:layer="layout" svg:x1="5.762cm" svg:y1="28.022cm" svg:x2="8.72cm" svg:y2="27.052cm">
          <text:p/>
        </draw:line>
        <draw:line draw:style-name="gr62" draw:text-style-name="P15" draw:layer="layout" svg:x1="5.227cm" svg:y1="8.32cm" svg:x2="5.446cm" svg:y2="11.505cm">
          <text:p/>
        </draw:line>
        <draw:custom-shape draw:style-name="gr63" draw:text-style-name="P12" draw:layer="layout" svg:width="4.917cm" svg:height="1.588cm" svg:x="11.323cm" svg:y="9.408cm">
          <text:p text:style-name="P11"><text:span text:style-name="T7">Timing </text:span><text:span text:style-name="T7">Simulation</text:span><text:span text:style-name="T7"><text:line-break/></text:span><text:span text:style-name="T7">[iVerilog/</text:span><text:span text:style-name="T8">VPI</text:span><text:span text:style-name="T7">]</text:span></text:p>
          <text:p text:style-name="P11"><text:span text:style-name="T7"/></text:p>
          <draw:enhanced-geometry svg:viewBox="0 0 21600 21600" draw:type="rectangle" draw:enhanced-path="M 0 0 L 21600 0 21600 21600 0 21600 0 0 Z N"/>
        </draw:custom-shape>
        <draw:custom-shape draw:style-name="gr64" draw:text-style-name="P31" draw:layer="layout" svg:width="3.175cm" svg:height="1.334cm" svg:x="12.33cm" svg:y="2.423cm">
          <text:p text:style-name="P30"><text:span text:style-name="T15">SystemC T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5" draw:text-style-name="P28" draw:layer="layout" svg:width="2.858cm" svg:height="1.631cm" svg:x="16.875cm" svg:y="8.002cm">
          <text:p text:style-name="P27"><text:span text:style-name="T13"/></text:p>
          <text:p text:style-name="P27"><text:span text:style-name="T13">Timing Model</text:span></text:p>
          <text:p text:style-name="P27"><text:span text:style-name="T13">.v</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 draw:text-style-name="P26" draw:layer="layout" svg:width="4.762cm" svg:height="1.588cm" svg:x="10.79cm" svg:y="6.928cm">
          <text:p text:style-name="P25"><text:span text:style-name="T5">Net. Simulation</text:span></text:p>
          <text:p text:style-name="P25"><text:span text:style-name="T5"/></text:p>
          <text:p text:style-name="P25"><text:span text:style-name="T5"/></text:p>
          <draw:enhanced-geometry svg:viewBox="0 0 21600 21600" draw:mirror-horizontal="false" draw:mirror-vertical="false" draw:type="rectangle" draw:enhanced-path="M 0 0 L 21600 0 21600 21600 0 21600 0 0 Z N"/>
        </draw:custom-shape>
        <draw:custom-shape draw:style-name="gr66" draw:text-style-name="P31" draw:layer="layout" svg:width="3.175cm" svg:height="1.334cm" svg:x="11.525cm" svg:y="7.663cm">
          <text:p text:style-name="P30"><text:span text:style-name="T15">SystemC T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67" draw:text-style-name="P15" draw:layer="layout" svg:x1="17.492cm" svg:y1="9.307cm" svg:x2="15.905cm" svg:y2="9.942cm">
          <text:p/>
        </draw:line>
        <draw:line draw:style-name="gr68" draw:text-style-name="P15" draw:layer="layout" svg:x1="6.08cm" svg:y1="7.702cm" svg:x2="11.477cm" svg:y2="9.925cm">
          <text:p/>
        </draw:line>
        <draw:custom-shape draw:style-name="gr69" draw:text-style-name="P28" draw:layer="layout" svg:width="3.175cm" svg:height="1.587cm" svg:x="8.085cm" svg:y="14.67cm">
          <text:p text:style-name="P27"><text:span text:style-name="T13"/></text:p>
          <text:p text:style-name="P27"><text:span text:style-name="T13">Std-Cell</text:span></text:p>
          <text:p text:style-name="P27"><text:span text:style-name="T13">.mag <text:s/>.spice</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70" draw:text-style-name="P31" draw:layer="layout" svg:width="3.175cm" svg:height="1.334cm" svg:x="12.247cm" svg:y="10.613cm">
          <text:p text:style-name="P30"><text:span text:style-name="T15">SystemC T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71" draw:text-style-name="P32" draw:layer="layout" svg:width="2.222cm" svg:height="0.759cm" svg:x="17.623cm" svg:y="21.863cm">
          <draw:text-box>
            <text:p>Legend:</text:p>
          </draw:text-box>
        </draw:frame>
        <draw:line draw:style-name="gr41" draw:text-style-name="P15" draw:layer="layout" svg:x1="8.937cm" svg:y1="13cm" svg:x2="6.715cm" svg:y2="14.052cm">
          <text:p/>
        </draw:line>
        <draw:line draw:style-name="gr72" draw:text-style-name="P15" draw:layer="layout" svg:x1="8.402cm" svg:y1="15.94cm" svg:x2="5.545cm" svg:y2="17.845cm">
          <text:p/>
        </draw:line>
        <draw:custom-shape draw:style-name="gr73" draw:text-style-name="P14" draw:layer="layout" svg:width="5.397cm" svg:height="1.27cm" svg:x="5.545cm" svg:y="0.182cm">
          <text:p text:style-name="P3">Idea/Algorithm</text:p>
          <text:p text:style-name="P3">at “System Level”</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4" draw:text-style-name="P16" draw:layer="layout" svg:x1="6.815cm" svg:y1="1.317cm" svg:x2="4.592cm" svg:y2="2.605cm">
          <text:p/>
        </draw:line>
        <draw:line draw:style-name="gr75" draw:text-style-name="P16" draw:layer="layout" svg:x1="9.99cm" svg:y1="1cm" svg:x2="11.895cm" svg:y2="1.335cm">
          <text:p/>
        </draw:line>
        <draw:custom-shape draw:style-name="gr76" draw:text-style-name="P34" draw:layer="layout" svg:width="2.222cm" svg:height="1.135cm" svg:x="7.55cm" svg:y="1.652cm">
          <text:p text:style-name="P33"><text:span text:style-name="T16">Gap</text:span></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line draw:style-name="gr77" draw:text-style-name="P3" draw:layer="layout" svg:x1="5.113cm" svg:y1="2.935cm" svg:x2="7.767cm" svg:y2="2.187cm">
          <text:p/>
        </draw:line>
        <draw:custom-shape draw:style-name="gr78" draw:text-style-name="P14" draw:layer="layout" svg:width="3.492cm" svg:height="0.952cm" svg:x="1.6cm" svg:y="1.1cm">
          <text:p text:style-name="P3">High-Level Syn.</text:p>
          <text:p text:style-name="P3">(Timed)</text:p>
          <draw:enhanced-geometry svg:viewBox="0 0 21600 21600" draw:text-areas="800 800 20800 20800" draw:type="round-rectangular-callout" draw:modifiers="20721.9009447466 24229.171038824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79" draw:text-style-name="P15" draw:layer="layout" svg:x1="14.752cm" svg:y1="3.24cm" svg:x2="16.34cm" svg:y2="3.875cm">
          <text:p/>
        </draw:line>
        <draw:custom-shape draw:style-name="gr70" draw:text-style-name="P31" draw:layer="layout" svg:width="3.175cm" svg:height="1.334cm" svg:x="11.125cm" svg:y="5.364cm">
          <text:p text:style-name="P30"><text:span text:style-name="T15">SystemC T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63" draw:text-style-name="P12" draw:layer="layout" svg:width="4.917cm" svg:height="1.588cm" svg:x="11.923cm" svg:y="12.134cm">
          <text:p text:style-name="P11"><text:span text:style-name="T7">Emulation/</text:span><text:span text:style-name="T17">Chip Test</text:span><text:span text:style-name="T7"><text:line-break/></text:span><text:span text:style-name="T7">[FPGA/</text:span><text:span text:style-name="T17">Chip</text:span><text:span text:style-name="T7">]</text:span></text:p>
          <text:p text:style-name="P11"><text:span text:style-name="T7"/></text:p>
          <draw:enhanced-geometry svg:viewBox="0 0 21600 21600" draw:type="rectangle" draw:enhanced-path="M 0 0 L 21600 0 21600 21600 0 21600 0 0 Z N"/>
        </draw:custom-shape>
        <draw:custom-shape draw:style-name="gr80" draw:text-style-name="P31" draw:layer="layout" svg:width="3.093cm" svg:height="1.334cm" svg:x="12.847cm" svg:y="13.339cm">
          <text:p text:style-name="P30"><text:span text:style-name="T15">SystemC T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81" draw:text-style-name="P36" draw:layer="layout" svg:width="2.057cm" svg:height="1.433cm" draw:transform="rotate (0.261799387799149) translate (5.371cm 2.021cm)">
          <draw:text-box>
            <text:p text:style-name="P35"><text:span text:style-name="T1">Timed</text:span></text:p>
            <text:p text:style-name="P35"><text:span text:style-name="T1">Scenario</text:span></text:p>
          </draw:text-box>
        </draw:frame>
        <draw:custom-shape draw:style-name="gr82" draw:text-style-name="P38" draw:layer="layout" svg:width="2.205cm" svg:height="0.818cm" svg:x="15.387cm" svg:y="13.817cm">
          <text:p text:style-name="P37"><text:span text:style-name="T18">SCE-MI*</text:span></text:p>
          <draw:enhanced-geometry svg:viewBox="0 0 21600 21600" draw:text-areas="?f5 ?f1 ?f6 ?f3" draw:type="left-right-arrow" draw:modifiers="4574.24547283702 4219.78021978022"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7" draw:text-style-name="P14" draw:layer="layout" svg:width="2.54cm" svg:height="0.635cm" svg:x="5.227cm" svg:y="4.827cm">
          <text:p text:style-name="P3">Function</text:p>
          <draw:enhanced-geometry svg:viewBox="0 0 21600 21600" draw:text-areas="800 800 20800 20800" draw:type="round-rectangular-callout" draw:modifiers="20103.8961038961 50162.26415094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3" draw:text-style-name="P14" draw:layer="layout" svg:width="2.54cm" svg:height="0.97cm" svg:x="7.54cm" svg:y="8.737cm">
          <text:p text:style-name="P3">Pin Position</text:p>
          <text:p text:style-name="P3">.cel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84" draw:text-style-name="P15" draw:layer="layout" svg:x1="8.085cm" svg:y1="9.272cm" svg:x2="6.715cm" svg:y2="10.56cm">
          <text:p/>
        </draw:line>
        <draw:custom-shape draw:style-name="gr83" draw:text-style-name="P14" draw:layer="layout" svg:width="2.54cm" svg:height="0.97cm" svg:x="7.541cm" svg:y="9.938cm">
          <text:p text:style-name="P3">Place Option</text:p>
          <text:p text:style-name="P3">.par</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85" draw:text-style-name="P15" draw:layer="layout" svg:x1="7.985cm" svg:y1="10.56cm" svg:x2="6.715cm" svg:y2="10.877cm">
          <text:p/>
        </draw:line>
        <draw:custom-shape draw:style-name="gr86" draw:text-style-name="P14" draw:layer="layout" svg:width="4.127cm" svg:height="0.875cm" svg:x="5.645cm" svg:y="28.005cm">
          <text:p text:style-name="P3">Fab-in</text:p>
          <draw:enhanced-geometry draw:text-areas="4000 ?f1 ?f5 ?f2" draw:glue-points="0 10800 21600 10800 ?f0 0 ?f0 21600" draw:type="mso-spt100" draw:modifiers="15354.0802938861 4675.49194991055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87" draw:text-style-name="P40" draw:layer="layout" svg:width="2.528cm" svg:height="1.1cm" svg:x="18.087cm" svg:y="24.602cm">
          <text:p text:style-name="P39"><text:span text:style-name="T19"><text:s/></text:span><text:span text:style-name="T19">Design Kit</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88" draw:text-style-name="P42" draw:layer="layout" svg:width="2.54cm" svg:height="1.083cm" svg:x="18.075cm" svg:y="25.907cm">
          <text:p text:style-name="P41"><text:span text:style-name="T20">Reused SystemC TB</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9" draw:text-style-name="P44" draw:layer="layout" svg:width="2.848cm" svg:height="0.795cm" svg:x="17.867cm" svg:y="23.515cm">
          <text:p text:style-name="P43"><text:span text:style-name="T21">Verilog to SC</text:span></text:p>
          <draw:enhanced-geometry svg:viewBox="0 0 21600 21600" draw:type="rectangle" draw:enhanced-path="M 0 0 L 21600 0 21600 21600 0 21600 0 0 Z N"/>
        </draw:custom-shape>
        <draw:custom-shape draw:style-name="gr90" draw:text-style-name="P46" draw:layer="layout" svg:width="3.492cm" svg:height="0.77cm" svg:x="17.44cm" svg:y="22.527cm">
          <text:p text:style-name="P45"><text:span text:style-name="T22">[Open-Source Tool]</text:span></text:p>
          <draw:enhanced-geometry svg:viewBox="0 0 21600 21600" draw:type="rectangle" draw:enhanced-path="M 0 0 L 21600 0 21600 21600 0 21600 0 0 Z N"/>
        </draw:custom-shape>
        <draw:frame draw:style-name="gr91" draw:text-style-name="P47" draw:layer="layout" svg:width="3.6cm" svg:height="1.039cm" svg:x="17.392cm" svg:y="27.152cm">
          <draw:text-box>
            <text:p>* Std. Co-Emulation</text:p>
            <text:p><text:s/>-Modeling Interface</text:p>
          </draw:text-box>
        </draw:frame>
        <draw:line draw:style-name="gr92" draw:text-style-name="P15" draw:layer="layout" svg:x1="16.022cm" svg:y1="7.367cm" svg:x2="15.387cm" svg:y2="7.367cm">
          <text:p/>
        </draw:line>
        <draw:line draw:style-name="gr72" draw:text-style-name="P15" draw:layer="layout" svg:x1="10.625cm" svg:y1="15.94cm" svg:x2="12.53cm" svg:y2="15.305cm">
          <text:p/>
        </draw:line>
        <draw:line draw:style-name="gr72" draw:text-style-name="P15" draw:layer="layout" svg:x1="10.625cm" svg:y1="15.94cm" svg:x2="11.577cm" svg:y2="18.797cm">
          <text:p/>
        </draw:line>
        <draw:line draw:style-name="gr93" draw:text-style-name="P15" draw:layer="layout" svg:x1="16.687cm" svg:y1="2.74cm" svg:x2="15.07cm" svg:y2="2.922cm">
          <text:p/>
        </draw:line>
        <draw:line draw:style-name="gr94" draw:text-style-name="P15" draw:layer="layout" svg:x1="6.08cm" svg:y1="7.702cm" svg:x2="9.355cm" svg:y2="7.685cm">
          <text:p/>
        </draw:line>
        <draw:custom-shape draw:style-name="gr95" draw:text-style-name="P48" draw:layer="layout" svg:width="3.493cm" svg:height="1.51cm" draw:transform="rotate (0.355349035706046) translate (14.198cm 26.855cm)">
          <text:p text:style-name="P1"><text:span text:style-name="T1">FREE</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96" draw:text-style-name="P40" draw:layer="layout" svg:width="3.017cm" svg:height="1.514cm" svg:x="12.588cm" svg:y="24.903cm">
          <text:p text:style-name="P39"><text:span text:style-name="T19">NSPL GPIO/PCELL</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line draw:style-name="gr97" draw:text-style-name="P15" draw:layer="layout" svg:x1="5.545cm" svg:y1="15.305cm" svg:x2="9.037cm" svg:y2="18.797cm">
          <text:p/>
        </draw:line>
        <draw:custom-shape draw:style-name="gr98" draw:text-style-name="P12" draw:layer="layout" svg:width="4.18cm" svg:height="1.27cm" svg:x="8.685cm" svg:y="16.71cm">
          <text:p text:style-name="P11"><text:span text:style-name="T7">Static Timing Analysis</text:span></text:p>
          <text:p text:style-name="P11"><text:span text:style-name="T7">[VestaSTA]</text:span></text:p>
          <draw:enhanced-geometry svg:viewBox="0 0 21600 21600" draw:type="rectangle" draw:enhanced-path="M 0 0 L 21600 0 21600 21600 0 21600 0 0 Z N"/>
        </draw:custom-shape>
        <draw:line draw:style-name="gr62" draw:text-style-name="P15" draw:layer="layout" svg:x1="5.227cm" svg:y1="12.447cm" svg:x2="5.306cm" svg:y2="14.887cm">
          <text:p/>
        </draw:line>
        <draw:custom-shape draw:style-name="gr99" draw:text-style-name="P16" draw:layer="layout" svg:width="1.27cm" svg:height="0.635cm" svg:x="4.592cm" svg:y="7.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6" draw:layer="layout" svg:width="1.27cm" svg:height="0.635cm" svg:x="4.693cm" svg:y="1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6" draw:layer="layout" svg:width="1.27cm" svg:height="0.635cm" svg:x="4.494cm" svg:y="14.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9" draw:text-style-name="P16" draw:layer="layout" svg:width="1.27cm" svg:height="0.635cm" svg:x="4.395cm" svg:y="21.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0" draw:text-style-name="P50" draw:layer="layout" svg:width="6.158cm" svg:height="1.361cm" draw:transform="rotate (1.5707963267949) translate (0.2cm 29.5cm)">
          <draw:text-box>
            <text:p text:style-name="P49"><text:span text:style-name="T1">VLSI Y-Diagram</text:span></text:p>
          </draw:text-box>
        </draw:frame>
        <draw:custom-shape draw:style-name="gr101" draw:text-style-name="P48" draw:layer="layout" svg:width="6.985cm" svg:height="0.952cm" draw:transform="rotate (-1.5707963267949) translate (1.117cm 1.1cm)">
          <text:p text:style-name="P1"><text:span text:style-name="T1">to Boolean Eqn.</text:span></text:p>
          <draw:enhanced-geometry draw:mirror-horizontal="true" draw:text-areas="4000 ?f1 ?f5 ?f2" draw:glue-points="0 10800 21600 10800 ?f0 0 ?f0 21600" draw:type="mso-spt100" draw:modifiers="19332.3262839879 4143.3962264150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2" draw:text-style-name="P51" draw:layer="layout" svg:width="5.768cm" svg:height="0.949cm" draw:transform="rotate (-1.5707963267949) translate (1.614cm 16.822cm)">
          <text:p text:style-name="P1"><text:span text:style-name="T1">to Transistor Circuit</text:span></text:p>
          <draw:enhanced-geometry draw:mirror-horizontal="true" draw:text-areas="4000 ?f1 ?f5 ?f2" draw:glue-points="0 10800 21600 10800 ?f0 0 ?f0 21600" draw:type="mso-spt100" draw:modifiers="19332.3262839879 4143.3962264150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3" draw:text-style-name="P2" draw:layer="layout" svg:width="6.767cm" svg:height="0.946cm" draw:transform="rotate (-1.5707963267949) translate (2.017cm 21.837cm)">
          <text:p text:style-name="P1"><text:span text:style-name="T1">Physical/Geometrical</text:span></text:p>
          <draw:enhanced-geometry draw:mirror-horizontal="true" draw:text-areas="4000 ?f1 ?f5 ?f2" draw:glue-points="0 10800 21600 10800 ?f0 0 ?f0 21600" draw:type="mso-spt100" draw:modifiers="19332.3262839879 4143.3962264150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line draw:style-name="gr77" draw:text-style-name="P3" draw:layer="layout" svg:x1="11.973cm" svg:y1="1.547cm" svg:x2="9.358cm" svg:y2="2.421cm">
          <text:p/>
        </draw:line>
        <draw:frame draw:style-name="gr81" draw:text-style-name="P36" draw:layer="layout" svg:width="2.399cm" svg:height="1.433cm" draw:transform="rotate (0.261799387799149) translate (9.271cm 1.521cm)">
          <draw:text-box>
            <text:p text:style-name="P35"><text:span text:style-name="T1">Un-Timed</text:span></text:p>
            <text:p text:style-name="P35"><text:span text:style-name="T1">Real-World</text:span></text:p>
          </draw:text-box>
        </draw:frame>
        <draw:custom-shape draw:style-name="gr104" draw:text-style-name="P53" draw:layer="layout" svg:width="3.175cm" svg:height="0.662cm" svg:x="17.591cm" svg:y="28.065cm">
          <text:p text:style-name="P52"><text:span text:style-name="T23">Abstraction Level</text:span></text:p>
          <draw:enhanced-geometry draw:mirror-horizontal="true" draw:text-areas="4000 ?f1 ?f5 ?f2" draw:glue-points="0 10800 21600 10800 ?f0 0 ?f0 21600" draw:type="mso-spt100" draw:modifiers="19386.9849133078 5668.77828054299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custom-shape draw:style-name="gr105" draw:text-style-name="P55" draw:layer="layout" svg:width="3.175cm" svg:height="0.549cm" svg:x="17.591cm" svg:y="28.851cm">
          <text:p text:style-name="P54"><text:span text:style-name="T1">Domain</text:span></text:p>
          <draw:enhanced-geometry draw:mirror-horizontal="true" draw:text-areas="4000 ?f1 ?f5 ?f2" draw:glue-points="0 10800 21600 10800 ?f0 0 ?f0 21600" draw:type="mso-spt100" draw:modifiers="19028.2770463652 5301.81818181818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anumBarunGothic" svg:font-family="NanumBarunGothic" style:font-family-generic="swiss" style:font-pitch="variable"/>
    <style:font-face style:name="Noto Sans" svg:font-family="'Noto Sans'" style:font-family-generic="roman" style:font-pitch="variable"/>
    <style:font-face style:name="Noto Sans CJK KR" svg:font-family="'Noto Sans CJK KR'" style:font-family-generic="system" style:font-pitch="variable"/>
    <style:font-face style:name="Noto Sans KR" svg:font-family="'Noto Sans KR'"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linear" draw:start-color="#cccccc" draw:end-color="#999999" draw:start-intensity="100%" draw:end-intensity="100%" draw:angle="30deg" draw:border="0%">
      <loext:gradient-stop svg:offset="0" loext:color-type="rgb" loext:color-value="#cccccc"/>
      <loext:gradient-stop svg:offset="1" loext:color-type="rgb" loext:color-value="#999999"/>
    </draw:gradient>
    <draw:gradient draw:name="Gradient_20_7" draw:display-name="Gradient 7" draw:style="linear" draw:start-color="#999999" draw:end-color="#cccccc" draw:start-intensity="100%" draw:end-intensity="100%" draw:angle="30deg" draw:border="0%">
      <loext:gradient-stop svg:offset="0" loext:color-type="rgb" loext:color-value="#999999"/>
      <loext:gradient-stop svg:offset="1" loext:color-type="rgb" loext:color-value="#cccccc"/>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0" draw:display-name="Arrowheads 10"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27" draw:display-name="Arrowheads 27"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6" draw:display-name="Arrowheads 36" svg:viewBox="0 0 20 20" svg:d="M0 20l10-20 10 20z"/>
    <draw:marker draw:name="Arrowheads_20_37" draw:display-name="Arrowheads 37" svg:viewBox="0 0 20 20" svg:d="M0 20l10-20 10 20z"/>
    <draw:marker draw:name="Arrowheads_20_38" draw:display-name="Arrowheads 38" svg:viewBox="0 0 20 20" svg:d="M0 20l10-20 10 20z"/>
    <draw:marker draw:name="Arrowheads_20_39" draw:display-name="Arrowheads 39" svg:viewBox="0 0 20 20" svg:d="M0 20l10-20 10 20z"/>
    <draw:marker draw:name="Arrowheads_20_40" draw:display-name="Arrowheads 40" svg:viewBox="0 0 20 20" svg:d="M0 20l10-20 10 20z"/>
    <draw:marker draw:name="Arrowheads_20_42" draw:display-name="Arrowheads 42" svg:viewBox="0 0 20 20" svg:d="M0 20l10-20 10 20z"/>
    <draw:marker draw:name="Arrowheads_20_7" draw:display-name="Arrowheads 7" svg:viewBox="0 0 20 20" svg:d="M0 20l10-20 10 20z"/>
    <draw:stroke-dash draw:name="Dash" draw:style="rect" draw:dots1="1" draw:dots1-length="300%" draw:distance="100%"/>
    <draw:stroke-dash draw:name="Dash_20__28_Rounded_29_" draw:display-name="Dash (Rounded)" draw:style="round" draw:dots1="1" draw:dots1-length="201%" draw:distance="199%"/>
    <draw:stroke-dash draw:name="Dash_20_Dot" draw:display-name="Dash Dot" draw:style="rect" draw:dots1="1" draw:dots1-length="300%" draw:dots2="1" draw:dots2-length="100%" draw:distance="100%"/>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 draw:display-name="Double Dash" draw:style="rect" draw:dots1="1" draw:dots1-length="800%" draw:distance="300%"/>
    <draw:stroke-dash draw:name="Double_20_Dash_20_Dot" draw:display-name="Double Dash Dot" draw:style="rect" draw:dots1="1" draw:dots1-length="800%" draw:dots2="1" draw:dots2-length="100%" draw:distance="300%"/>
    <draw:stroke-dash draw:name="Long_20_Dash" draw:display-name="Long Dash" draw:style="rect" draw:dots1="1" draw:dots1-length="400%" draw:distance="300%"/>
    <draw:stroke-dash draw:name="Ultrafine_20_Dashed" draw:display-name="Ultrafine Dashed" draw:style="rect" draw:dots1="1" draw:dots1-length="0.051cm" draw:dots2="1" draw:dots2-length="0.051cm" draw:distance="0.051cm"/>
    <draw:stroke-dash draw:name="Ultrafine_20_Dotted_20__28_var_29_" draw:display-name="Ultrafine Dotted (var)" draw:style="rect" draw:dots1="1" draw:distance="5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ko" style:country-asian="KR" style:font-name-complex="DejaVu Sans" style:font-size-complex="24pt" style:language-complex="hi" style:country-complex="IN"/>
    </style:default-style>
    <style:style style:name="standard" style:family="graphic">
      <style:graphic-properties draw:stroke="solid" draw:stroke-dash="Dash_20_Dot_20_4" svg:stroke-width="0cm" svg:stroke-color="#000000" draw:marker-start-width="0.2cm" draw:marker-start-center="false" draw:marker-end-width="0.2cm" draw:marker-end-center="false" draw:fill="solid" draw:fill-color="#ffffff" draw:textarea-horizontal-align="justify"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Noto Sans CJK KR" style:font-family-asian="'Noto Sans CJK KR'" style:font-family-generic-asian="system" style:font-pitch-asian="variable" style:font-size-asian="10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draw:stroke-dash="Dash"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7T10:06:23.884584793</meta:creation-date>
    <dc:date>2024-10-12T20:26:45.561664109</dc:date>
    <meta:editing-duration>PT11H18M56S</meta:editing-duration>
    <meta:editing-cycles>33</meta:editing-cycles>
    <meta:generator>LibreOffice/7.6.7.2$Linux_X86_64 LibreOffice_project/60$Build-2</meta:generator>
    <meta:print-date>2024-10-12T20:08:08.295547954</meta:print-date>
    <meta:printed-by>PDF files</meta:printed-by>
    <meta:document-statistic meta:object-count="128"/>
  </office:meta>
</office:document-meta>
</file>